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7" fo:font-size="9pt" officeooo:rsid="00cdbf01" officeooo:paragraph-rsid="00cdbf01" fo:background-color="transparent"/>
    </style:style>
    <style:style style:name="P10" style:family="paragraph" style:parent-style-name="Footer">
      <style:text-properties fo:text-transform="uppercase" fo:color="#808080" loext:opacity="100%" style:font-name="Bitstream Vera Sans7" fo:font-size="9pt" officeooo:rsid="00cfdc8a" officeooo:paragraph-rsid="00cfdc8a" fo:background-color="transparent"/>
    </style:style>
    <style:style style:name="P11"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P12"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P13"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P14" style:family="paragraph" style:parent-style-name="Footer">
      <style:text-properties officeooo:paragraph-rsid="00c384cf"/>
    </style:style>
    <style:style style:name="P15" style:family="paragraph" style:parent-style-name="_5f_Header_20_G_20_page_20_paire_20__28_G_29_">
      <style:paragraph-properties fo:text-align="start" style:justify-single-word="false"/>
    </style:style>
    <style:style style:name="P16" style:family="paragraph" style:parent-style-name="Footer">
      <style:text-properties officeooo:paragraph-rsid="030c4d7d"/>
    </style:style>
    <style:style style:name="P17" style:family="paragraph" style:parent-style-name="_5f_Header_20_D_20_page_20_paire_20__28_G_29_">
      <style:text-properties officeooo:paragraph-rsid="0053b3bd"/>
    </style:style>
    <style:style style:name="P18" style:family="paragraph" style:parent-style-name="_5f_Header_20_D_20_page_20_impaire_20__28_D_29_">
      <style:text-properties officeooo:rsid="00cc47d6" officeooo:paragraph-rsid="00cc47d6"/>
    </style:style>
    <style:style style:name="P19" style:family="paragraph" style:parent-style-name="_5f_Header_20_M_20_page_20_impaire_20__28_D_29_">
      <style:text-properties officeooo:paragraph-rsid="02af0d27"/>
    </style:style>
    <style:style style:name="P20" style:family="paragraph" style:parent-style-name="_5f_Header_20_M_20_page_20_impaire_20__28_D_29_">
      <style:text-properties officeooo:paragraph-rsid="02ae83b8"/>
    </style:style>
    <style:style style:name="P21" style:family="paragraph" style:parent-style-name="Footer">
      <style:text-properties officeooo:paragraph-rsid="02ae83b8"/>
    </style:style>
    <style:style style:name="P22" style:family="paragraph" style:parent-style-name="Footer">
      <style:text-properties officeooo:paragraph-rsid="008d016c"/>
    </style:style>
    <style:style style:name="P23" style:family="paragraph" style:parent-style-name="Standard">
      <style:text-properties officeooo:paragraph-rsid="00cfdc8a"/>
    </style:style>
    <style:style style:name="P24" style:family="paragraph" style:parent-style-name="_5f_Paragraphe">
      <style:text-properties officeooo:paragraph-rsid="00cfdc8a"/>
    </style:style>
    <style:style style:name="P25" style:family="paragraph" style:parent-style-name="_5f_Paragraphe">
      <style:paragraph-properties fo:margin-top="0cm" fo:margin-bottom="0cm" style:contextual-spacing="false"/>
      <style:text-properties officeooo:paragraph-rsid="00cfdc8a"/>
    </style:style>
    <style:style style:name="P26" style:family="paragraph" style:parent-style-name="Footer">
      <style:text-properties officeooo:rsid="00178920" officeooo:paragraph-rsid="00178920"/>
    </style:style>
    <style:style style:name="P27"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28" style:family="paragraph" style:parent-style-name="_5f_Footer_20_page_20_impaire_20__28_D_29_"/>
    <style:style style:name="P29" style:family="paragraph" style:parent-style-name="_5f_Footer_20_page_20_impaire_20__28_D_29_">
      <style:text-properties officeooo:rsid="00d45efc" officeooo:paragraph-rsid="00d45efc"/>
    </style:style>
    <style:style style:name="P30" style:family="paragraph" style:parent-style-name="_5f_Footer_20_page_20_paire_20__28_G_29_">
      <style:text-properties officeooo:rsid="00f0da56" officeooo:paragraph-rsid="00f0da56"/>
    </style:style>
    <style:style style:name="P31" style:family="paragraph" style:parent-style-name="_5f_Footer_20_page_20_paire_20__28_G_29_"/>
    <style:style style:name="P32" style:family="paragraph" style:parent-style-name="_5f_Header_20_D_20_page_20_paire_20__28_G_29_">
      <style:text-properties officeooo:rsid="00cfdc8a" officeooo:paragraph-rsid="00cfdc8a"/>
    </style:style>
    <style:style style:name="P33" style:family="paragraph" style:parent-style-name="_5f_Header_20_G_20_page_20_paire_20__28_G_29_">
      <style:text-properties officeooo:paragraph-rsid="0334a5be"/>
    </style:style>
    <style:style style:name="P34" style:family="paragraph" style:parent-style-name="_5f_Header_20_M_20_page_20_paire_20__28_G_29_">
      <style:text-properties officeooo:paragraph-rsid="02af0d27"/>
    </style:style>
    <style:style style:name="P3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6" style:family="paragraph" style:parent-style-name="_5f_Paragraphe" style:list-style-name="_5f_Numérotation_20_des_20_exercices">
      <style:paragraph-properties fo:margin-top="0cm" fo:margin-bottom="0cm" style:contextual-spacing="false"/>
      <style:text-properties officeooo:paragraph-rsid="00cfdc8a"/>
    </style:style>
    <style:style style:name="P37" style:family="paragraph" style:parent-style-name="_5f_Paragraphe" style:list-style-name="_5f_Numérotation_20_des_20_exercices">
      <style:text-properties officeooo:paragraph-rsid="00cfdc8a"/>
    </style:style>
    <style:style style:name="P38" style:family="paragraph" style:parent-style-name="_5f_Paragraphe_5f_avec_5f_Num_5f_Question" style:list-style-name="_5f_Numérotation_20_des_20_exercices"/>
    <style:style style:name="P39" style:family="paragraph" style:parent-style-name="_5f_Paragraphe_5f_avec_5f_Num_5f_Question" style:list-style-name="_5f_Numérotation_20_des_20_exercices">
      <style:text-properties officeooo:paragraph-rsid="00c37ff2"/>
    </style:style>
    <style:style style:name="P40" style:family="paragraph" style:parent-style-name="_5f_Paragraphe_5f_avec_5f_Num_5f_Question" style:list-style-name="_5f_Numérotation_20_des_20_exercices">
      <style:text-properties officeooo:paragraph-rsid="00c2da95"/>
    </style:style>
    <style:style style:name="P41" style:family="paragraph" style:parent-style-name="_5f_Paragraphe_5f_avec_5f_Num_5f_Question" style:list-style-name="_5f_Numérotation_20_des_20_exercices">
      <style:text-properties officeooo:paragraph-rsid="00cfdc8a"/>
    </style:style>
    <style:style style:name="P42" style:family="paragraph" style:parent-style-name="_5f_Paragraphe_5f_avec_5f_Num_5f_Question" style:list-style-name="_5f_Numérotation_20_des_20_exercices">
      <style:text-properties officeooo:paragraph-rsid="00bc33f4"/>
    </style:style>
    <style:style style:name="P43" style:family="paragraph" style:parent-style-name="_5f_Paragraphe_5f_avec_5f_Num_5f_Question" style:list-style-name="_5f_Numérotation_20_des_20_exercices">
      <style:paragraph-properties fo:margin-top="0.099cm" fo:margin-bottom="0.099cm" style:contextual-spacing="false"/>
      <style:text-properties officeooo:paragraph-rsid="00c562c0"/>
    </style:style>
    <style:style style:name="P44" style:family="paragraph" style:parent-style-name="_5f_Paragraphe_5f_avec_5f_Num_5f_Question" style:list-style-name="_5f_Numérotation_20_des_20_exercices">
      <style:text-properties officeooo:paragraph-rsid="00b9cdc0"/>
    </style:style>
    <style:style style:name="P45" style:family="paragraph" style:parent-style-name="_5f_Premier_5f_Titre_5f_Exercices_5f_avec_5f_Num_5f_Exo_5f_sans_5f_Titre" style:list-style-name="_5f_Numérotation_20_des_20_exercices"/>
    <style:style style:name="P46" style:family="paragraph" style:parent-style-name="_5f_Premier_5f_Titre_5f_Exercices_5f_avec_5f_Num_5f_Exo_5f_sans_5f_Titre" style:list-style-name="_5f_Numérotation_20_des_20_exercices" style:master-page-name="SERIE_5f_GESTION_5f_DE_5f_DONNEES_5f_CLR_5f_9d0f89_5f_2COL">
      <style:paragraph-properties style:page-number="auto" fo:break-before="page"/>
    </style:style>
    <style:style style:name="P47" style:family="paragraph" style:parent-style-name="_5f_Titre_5f_Exercices_5f_avec_5f_Titre" style:list-style-name="_5f_Numérotation_20_des_20_exercices"/>
    <style:style style:name="P48" style:family="paragraph" style:parent-style-name="_5f_Titre_5f_Exercices_5f_sans_5f_Titre" style:list-style-name="_5f_Numérotation_20_des_20_exercices"/>
    <style:style style:name="P49" style:family="paragraph" style:parent-style-name="_5f_Titre_5f_Exercices_5f_sans_5f_Titre" style:list-style-name="_5f_Numérotation_20_des_20_exercices">
      <style:text-properties officeooo:paragraph-rsid="00bc33f4"/>
    </style:style>
    <style:style style:name="P50" style:family="paragraph" style:parent-style-name="_5f_Titre_5f_Exercices_5f_sans_5f_Titre" style:list-style-name="_5f_Numérotation_20_des_20_exercices">
      <style:paragraph-properties fo:break-before="column"/>
    </style:style>
    <style:style style:name="P51" style:family="paragraph">
      <style:paragraph-properties fo:text-align="center"/>
    </style:style>
    <style:style style:name="P52"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3" style:family="paragraph">
      <loext:graphic-properties draw:fill="solid" draw:fill-color="#d7e12c"/>
    </style:style>
    <style:style style:name="P54" style:family="paragraph">
      <loext:graphic-properties draw:fill="solid" draw:fill-color="#1ca2b8"/>
    </style:style>
    <style:style style:name="P55" style:family="paragraph">
      <loext:graphic-properties draw:fill="solid" draw:fill-color="#9d0f89"/>
    </style:style>
    <style:style style:name="P56" style:family="paragraph">
      <loext:graphic-properties draw:fill="solid" draw:fill-color="#7fb241"/>
    </style:style>
    <style:style style:name="P5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6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7" fo:font-size="16pt" fo:font-weight="bold" officeooo:rsid="02768590"/>
    </style:style>
    <style:style style:name="T7" style:family="text">
      <style:text-properties fo:font-variant="small-caps" fo:color="#7fb241" loext:opacity="100%" style:font-name="Bitstream Vera Sans7"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7" fo:font-size="9pt" officeooo:rsid="033506eb" fo:background-color="transparent" loext:char-shading-value="0"/>
    </style:style>
    <style:style style:name="T10" style:family="text">
      <style:text-properties fo:text-transform="uppercase" fo:color="#808080" loext:opacity="100%" style:font-name="Bitstream Vera Sans7" fo:font-size="9pt" officeooo:rsid="00d8520c" fo:background-color="transparent" loext:char-shading-value="0"/>
    </style:style>
    <style:style style:name="T11" style:family="text">
      <style:text-properties fo:text-transform="uppercase" fo:color="#808080" loext:opacity="100%" style:font-name="Bitstream Vera Sans7" fo:font-size="9pt" officeooo:rsid="030c4d7d" fo:background-color="transparent" loext:char-shading-value="0"/>
    </style:style>
    <style:style style:name="T12" style:family="text">
      <style:text-properties fo:text-transform="uppercase" fo:color="#808080" loext:opacity="100%" style:font-name="Bitstream Vera Sans7" fo:font-size="9pt" officeooo:rsid="0334510d" fo:background-color="transparent" loext:char-shading-value="0"/>
    </style:style>
    <style:style style:name="T13" style:family="text">
      <style:text-properties fo:text-transform="uppercase" fo:color="#808080" loext:opacity="100%" style:font-name="Bitstream Vera Sans7" fo:font-size="9pt" officeooo:rsid="015f088a" fo:background-color="transparent" loext:char-shading-value="0"/>
    </style:style>
    <style:style style:name="T14" style:family="text">
      <style:text-properties fo:text-transform="uppercase" fo:color="#808080" loext:opacity="100%" style:font-name="Bitstream Vera Sans7" fo:font-size="9pt" officeooo:rsid="010c4d3a" fo:background-color="transparent" loext:char-shading-value="0"/>
    </style:style>
    <style:style style:name="T15" style:family="text">
      <style:text-properties fo:text-transform="uppercase" fo:color="#808080" loext:opacity="100%" style:font-name="Bitstream Vera Sans7" fo:font-size="9pt" officeooo:rsid="010d212a" fo:background-color="transparent" loext:char-shading-value="0"/>
    </style:style>
    <style:style style:name="T16" style:family="text">
      <style:text-properties fo:text-transform="uppercase" fo:color="#808080" loext:opacity="100%" style:font-name="Bitstream Vera Sans7" fo:font-size="9pt" officeooo:rsid="015c53e1" fo:background-color="transparent" loext:char-shading-value="0"/>
    </style:style>
    <style:style style:name="T17" style:family="text">
      <style:text-properties fo:text-transform="uppercase" fo:color="#808080" loext:opacity="100%" style:font-name="Bitstream Vera Sans7" fo:font-size="9pt" officeooo:rsid="02af0d27" fo:background-color="transparent" loext:char-shading-value="0"/>
    </style:style>
    <style:style style:name="T18" style:family="text">
      <style:text-properties fo:text-transform="uppercase" fo:color="#808080" loext:opacity="100%" style:font-name="Bitstream Vera Sans7" fo:font-size="9pt" officeooo:rsid="02768590" fo:background-color="transparent" loext:char-shading-value="0"/>
    </style:style>
    <style:style style:name="T19" style:family="text">
      <style:text-properties fo:text-transform="uppercase" fo:color="#808080" loext:opacity="100%" style:font-name="Bitstream Vera Sans7" fo:font-size="9pt" officeooo:rsid="008d016c" fo:background-color="transparent" loext:char-shading-value="0"/>
    </style:style>
    <style:style style:name="T20" style:family="text">
      <style:text-properties fo:text-transform="uppercase" fo:color="#808080" loext:opacity="100%" style:font-name="Bitstream Vera Sans7" fo:font-size="9pt" officeooo:rsid="0021cde5" fo:background-color="transparent" loext:char-shading-value="0"/>
    </style:style>
    <style:style style:name="T21"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cdbf01"/>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fo:font-weight="normal" style:font-weight-asian="normal" style:font-weight-complex="normal"/>
    </style:style>
    <style:style style:name="T30" style:family="text">
      <style:text-properties fo:font-weight="normal" officeooo:rsid="00bc33f4" style:font-weight-asian="normal" style:font-weight-complex="normal"/>
    </style:style>
    <style:style style:name="T31" style:family="text">
      <style:text-properties fo:font-weight="normal" officeooo:rsid="00c113c6" style:font-weight-asian="normal" style:font-weight-complex="normal"/>
    </style:style>
    <style:style style:name="T32" style:family="text">
      <style:text-properties fo:font-weight="normal" officeooo:rsid="00c2da95" style:font-weight-asian="normal" style:font-weight-complex="normal"/>
    </style:style>
    <style:style style:name="T33" style:family="text">
      <style:text-properties fo:font-weight="normal" officeooo:rsid="00c79c92" style:font-weight-asian="normal" style:font-weight-complex="normal"/>
    </style:style>
    <style:style style:name="T34" style:family="text">
      <style:text-properties fo:font-weight="normal" officeooo:rsid="00cdbf01" style:font-weight-asian="normal" style:font-weight-complex="normal"/>
    </style:style>
    <style:style style:name="T35" style:family="text">
      <style:text-properties fo:font-weight="normal" officeooo:rsid="00bd82ae" style:font-weight-asian="normal" style:font-weight-complex="normal"/>
    </style:style>
    <style:style style:name="T36" style:family="text">
      <style:text-properties fo:font-weight="normal" officeooo:rsid="00d313a7" style:font-weight-asian="normal" style:font-weight-complex="normal"/>
    </style:style>
    <style:style style:name="T37" style:family="text">
      <style:text-properties fo:font-weight="normal" style:font-size-asian="10pt" style:font-weight-asian="normal" style:font-size-complex="10pt" style:font-weight-complex="normal"/>
    </style:style>
    <style:style style:name="T38" style:family="text">
      <style:text-properties fo:font-weight="normal" officeooo:rsid="00bd82ae" style:font-size-asian="10pt" style:font-weight-asian="normal" style:font-size-complex="10pt" style:font-weight-complex="normal"/>
    </style:style>
    <style:style style:name="T39" style:family="text">
      <style:text-properties fo:font-weight="normal" fo:background-color="#ffff00" loext:char-shading-value="0" style:font-weight-asian="normal" style:font-weight-complex="normal"/>
    </style:style>
    <style:style style:name="T40" style:family="text">
      <style:text-properties fo:font-weight="normal" officeooo:rsid="00c0fc72" fo:background-color="#ffff00" loext:char-shading-value="0" style:font-weight-asian="normal" style:font-weight-complex="normal"/>
    </style:style>
    <style:style style:name="T41" style:family="text">
      <style:text-properties fo:font-weight="normal" officeooo:rsid="00c113c6" fo:background-color="#ffff00" loext:char-shading-value="0" style:font-size-asian="10pt" style:font-weight-asian="normal" style:font-size-complex="10pt" style:font-weight-complex="normal"/>
    </style:style>
    <style:style style:name="T42" style:family="text">
      <style:text-properties style:use-window-font-color="true" loext:opacity="0%" style:font-name="Bitstream Vera Sans7" fo:font-size="10pt" fo:font-style="normal" fo:font-weight="normal" officeooo:rsid="00b9cdc0" style:font-weight-asian="normal" style:font-weight-complex="normal"/>
    </style:style>
    <style:style style:name="T43" style:family="text">
      <style:text-properties style:use-window-font-color="true" loext:opacity="0%" style:font-name="Bitstream Vera Sans7" fo:font-size="10pt" fo:font-style="normal" fo:font-weight="normal" officeooo:rsid="00b9cdc0" fo:background-color="#ffff00" loext:char-shading-value="0" style:font-weight-asian="normal" style:font-weight-complex="normal"/>
    </style:style>
    <style:style style:name="T44" style:family="text">
      <style:text-properties style:use-window-font-color="true" loext:opacity="0%" style:font-name="Bitstream Vera Sans7" fo:font-size="10pt" fo:language="fr" fo:country="FR" fo:font-style="normal" fo:font-weight="normal" officeooo:rsid="00b9cdc0" style:letter-kerning="true" fo:background-color="#ffff00" loext:char-shading-value="0" style:font-name-asian="Bitstream Vera Sans2" style:font-size-asian="10pt" style:language-asian="zh" style:country-asian="CN" style:font-style-asian="italic" style:font-weight-asian="normal" style:font-name-complex="Bitstream Vera Sans2" style:font-size-complex="10pt" style:language-complex="hi" style:country-complex="IN" style:font-style-complex="italic" style:font-weight-complex="normal"/>
    </style:style>
    <style:style style:name="T45" style:family="text">
      <style:text-properties style:use-window-font-color="true" loext:opacity="0%" fo:font-weight="normal" style:font-weight-asian="normal" style:font-weight-complex="normal"/>
    </style:style>
    <style:style style:name="T46" style:family="text">
      <style:text-properties style:use-window-font-color="true" loext:opacity="0%" fo:font-weight="normal" officeooo:rsid="00bab181" style:font-weight-asian="normal" style:font-weight-complex="normal"/>
    </style:style>
    <style:style style:name="T47" style:family="text">
      <style:text-properties style:use-window-font-color="true" loext:opacity="0%" fo:font-weight="normal" officeooo:rsid="00d5d0a0" fo:background-color="transparent" loext:char-shading-value="0" style:font-weight-asian="normal" style:font-weight-complex="normal"/>
    </style:style>
    <style:style style:name="T48" style:family="text">
      <style:text-properties style:use-window-font-color="true" loext:opacity="0%" fo:font-weight="normal" officeooo:rsid="00c2da95" fo:background-color="transparent" loext:char-shading-value="0" style:font-weight-asian="normal" style:font-weight-complex="normal"/>
    </style:style>
    <style:style style:name="T49" style:family="text">
      <style:text-properties style:use-window-font-color="true" loext:opacity="0%" fo:font-weight="normal" officeooo:rsid="00d7a25d" fo:background-color="transparent" loext:char-shading-value="0" style:font-weight-asian="normal" style:font-weight-complex="normal"/>
    </style:style>
    <style:style style:name="T50" style:family="text">
      <style:text-properties style:use-window-font-color="true" loext:opacity="0%" fo:font-weight="normal" officeooo:rsid="00cdbf01" fo:background-color="transparent" loext:char-shading-value="0" style:font-weight-asian="normal" style:font-weight-complex="normal"/>
    </style:style>
    <style:style style:name="T51" style:family="text">
      <style:text-properties style:use-window-font-color="true" loext:opacity="0%" fo:font-weight="normal" officeooo:rsid="00c113c6" fo:background-color="#ffff00" loext:char-shading-value="0" style:font-size-asian="10pt" style:font-weight-asian="normal" style:font-size-complex="10pt" style:font-weight-complex="normal"/>
    </style:style>
    <style:style style:name="T52" style:family="text">
      <style:text-properties style:use-window-font-color="true" loext:opacity="0%" fo:font-weight="normal" officeooo:rsid="00c5cb07" fo:background-color="#ffff00" loext:char-shading-value="0" style:font-size-asian="10pt" style:font-weight-asian="normal" style:font-size-complex="10pt" style:font-weight-complex="normal"/>
    </style:style>
    <style:style style:name="T53" style:family="text">
      <style:text-properties style:use-window-font-color="true" loext:opacity="0%" fo:font-weight="normal" officeooo:rsid="00e0ba79" fo:background-color="#ffff00" loext:char-shading-value="0" style:font-size-asian="10pt" style:font-weight-asian="normal" style:font-size-complex="10pt" style:font-weight-complex="normal"/>
    </style:style>
    <style:style style:name="T54" style:family="text">
      <style:text-properties style:use-window-font-color="true" loext:opacity="0%" fo:font-style="normal" fo:font-weight="normal" officeooo:rsid="00d5d0a0" fo:background-color="#ffff00" loext:char-shading-value="0" style:font-size-asian="10pt" style:font-style-asian="normal" style:font-weight-asian="normal" style:font-size-complex="10pt" style:font-style-complex="normal" style:font-weight-complex="normal"/>
    </style:style>
    <style:style style:name="T55" style:family="text">
      <style:text-properties style:use-window-font-color="true" loext:opacity="0%" fo:font-style="normal" fo:font-weight="normal" officeooo:rsid="00c4128d" fo:background-color="#ffff00" loext:char-shading-value="0" style:font-size-asian="10pt" style:font-style-asian="normal" style:font-weight-asian="normal" style:font-size-complex="10pt" style:font-style-complex="normal" style:font-weight-complex="normal"/>
    </style:style>
    <style:style style:name="T56" style:family="text">
      <style:text-properties style:use-window-font-color="true" loext:opacity="0%" fo:font-style="normal" fo:font-weight="normal" officeooo:rsid="00d7a25d" fo:background-color="#ffff00" loext:char-shading-value="0" style:font-size-asian="10pt" style:font-style-asian="normal" style:font-weight-asian="normal" style:font-size-complex="10pt" style:font-style-complex="normal" style:font-weight-complex="normal"/>
    </style:style>
    <style:style style:name="T57" style:family="text">
      <style:text-properties style:use-window-font-color="true" loext:opacity="0%" style:font-name="Bitstream Vera Sans1" fo:font-size="10pt" fo:font-style="normal" fo:font-weight="normal" officeooo:rsid="00c2db70" fo:background-color="#ffff00" loext:char-shading-value="0" style:font-size-asian="10pt" style:font-style-asian="normal" style:font-weight-asian="normal" style:font-size-complex="10pt" style:font-style-complex="normal" style:font-weight-complex="normal"/>
    </style:style>
    <style:style style:name="T58" style:family="text">
      <style:text-properties style:use-window-font-color="true" loext:opacity="0%" style:font-name="Bitstream Vera Sans1" fo:font-size="10pt" fo:font-style="normal" fo:font-weight="normal" officeooo:rsid="00de44d8" fo:background-color="#ffff00" loext:char-shading-value="0" style:font-size-asian="10pt" style:font-style-asian="normal" style:font-weight-asian="normal" style:font-size-complex="10pt" style:font-style-complex="normal" style:font-weight-complex="normal"/>
    </style:style>
    <style:style style:name="T59" style:family="text">
      <style:text-properties style:use-window-font-color="true" loext:opacity="0%" style:font-name="Bitstream Vera Sans1" fo:font-size="10pt" fo:font-style="normal" fo:font-weight="normal" officeooo:rsid="00c4128d" fo:background-color="#ffff00" loext:char-shading-value="0" style:font-size-asian="10pt" style:font-style-asian="normal" style:font-weight-asian="normal" style:font-size-complex="10pt" style:font-style-complex="normal" style:font-weight-complex="normal"/>
    </style:style>
    <style:style style:name="T60" style:family="text">
      <style:text-properties style:use-window-font-color="true" loext:opacity="0%" style:font-name="Bitstream Vera Sans1" fo:font-size="10pt" fo:font-style="normal" fo:font-weight="normal" officeooo:rsid="00d95a5f" fo:background-color="#ffff00" loext:char-shading-value="0" style:font-size-asian="10pt" style:font-style-asian="normal" style:font-weight-asian="normal" style:font-size-complex="10pt" style:font-style-complex="normal" style:font-weight-complex="normal"/>
    </style:style>
    <style:style style:name="T61" style:family="text">
      <style:text-properties style:use-window-font-color="true" loext:opacity="0%" style:font-name="Bitstream Vera Sans1" fo:font-size="10pt" fo:font-style="normal" fo:font-weight="normal" officeooo:rsid="00bdf451" fo:background-color="#ffff00" loext:char-shading-value="0" style:font-size-asian="10pt" style:font-style-asian="normal" style:font-weight-asian="normal" style:font-size-complex="10pt" style:font-style-complex="normal" style:font-weight-complex="normal"/>
    </style:style>
    <style:style style:name="T62" style:family="text">
      <style:text-properties style:use-window-font-color="true" loext:opacity="0%" style:font-name="Bitstream Vera Sans1" fo:font-size="10pt" fo:font-style="normal" fo:font-weight="normal" officeooo:rsid="00eaae8d" fo:background-color="#ffff00" loext:char-shading-value="0" style:font-size-asian="10pt" style:font-style-asian="normal" style:font-weight-asian="normal" style:font-size-complex="10pt" style:font-style-complex="normal" style:font-weight-complex="normal"/>
    </style:style>
    <style:style style:name="T63" style:family="text">
      <style:text-properties style:use-window-font-color="true" loext:opacity="0%" style:font-name="Bitstream Vera Sans1" fo:font-size="10pt" fo:font-style="normal" fo:font-weight="normal" officeooo:rsid="00bd82ae" fo:background-color="#ffff00" loext:char-shading-value="0" style:font-size-asian="10pt" style:font-style-asian="normal" style:font-weight-asian="normal" style:font-size-complex="10pt" style:font-style-complex="normal" style:font-weight-complex="normal"/>
    </style:style>
    <style:style style:name="T64" style:family="text">
      <style:text-properties style:use-window-font-color="true" loext:opacity="0%" style:font-name="Bitstream Vera Sans1" fo:font-size="10pt" fo:font-style="normal" fo:font-weight="normal" officeooo:rsid="00ec8cbb" fo:background-color="#ffff00" loext:char-shading-value="0" style:font-size-asian="10pt" style:font-style-asian="normal" style:font-weight-asian="normal" style:font-size-complex="10pt" style:font-style-complex="normal" style:font-weight-complex="normal"/>
    </style:style>
    <style:style style:name="T65" style:family="text">
      <style:text-properties style:use-window-font-color="true" loext:opacity="0%" style:font-name="Bitstream Vera Sans1" fo:font-size="10pt" fo:font-style="normal" fo:font-weight="normal" officeooo:rsid="00f7927d" fo:background-color="#ffff00" loext:char-shading-value="0" style:font-size-asian="10pt" style:font-style-asian="normal" style:font-weight-asian="normal" style:font-size-complex="10pt" style:font-style-complex="normal" style:font-weight-complex="normal"/>
    </style:style>
    <style:style style:name="T66" style:family="text">
      <style:text-properties style:use-window-font-color="true" loext:opacity="0%" style:font-name="Bitstream Vera Sans1" fo:font-size="10pt" fo:font-style="normal" fo:font-weight="normal" officeooo:rsid="00eccfab" fo:background-color="#ffff00" loext:char-shading-value="0" style:font-size-asian="10pt" style:font-style-asian="normal" style:font-weight-asian="normal" style:font-size-complex="10pt" style:font-style-complex="normal" style:font-weight-complex="normal"/>
    </style:style>
    <style:style style:name="T67" style:family="text">
      <style:text-properties style:use-window-font-color="true" loext:opacity="0%" style:font-name="Bitstream Vera Sans1" fo:font-size="10pt" fo:font-style="normal" fo:font-weight="normal" officeooo:rsid="00be19fd" fo:background-color="#ffff00" loext:char-shading-value="0" style:font-size-asian="10pt" style:font-style-asian="normal" style:font-weight-asian="normal" style:font-size-complex="10pt" style:font-style-complex="normal" style:font-weight-complex="normal"/>
    </style:style>
    <style:style style:name="T68" style:family="text">
      <style:text-properties style:use-window-font-color="true" loext:opacity="0%" style:font-name="Bitstream Vera Sans1" fo:font-size="10pt" fo:font-style="normal" fo:font-weight="normal" officeooo:rsid="00c0fc72" fo:background-color="#ffff00" loext:char-shading-value="0" style:font-size-asian="10pt" style:font-style-asian="normal" style:font-weight-asian="normal" style:font-size-complex="10pt" style:font-style-complex="normal" style:font-weight-complex="normal"/>
    </style:style>
    <style:style style:name="T69" style:family="text">
      <style:text-properties style:use-window-font-color="true" loext:opacity="0%" style:font-name="Bitstream Vera Sans1" fo:font-size="10pt" fo:language="fr" fo:country="FR" fo:font-style="normal" fo:font-weight="normal" officeooo:rsid="00ec8cbb" style:letter-kerning="tru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70" style:family="text">
      <style:text-properties style:use-window-font-color="true" loext:opacity="0%" style:font-name="Bitstream Vera Sans1" fo:font-size="10pt" fo:language="fr" fo:country="FR" fo:font-style="normal" fo:font-weight="normal" officeooo:rsid="00bdf451" style:letter-kerning="tru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71" style:family="text">
      <style:text-properties style:use-window-font-color="true" loext:opacity="0%" style:font-name="Bitstream Vera Sans1" fo:font-size="10pt" fo:language="fr" fo:country="FR" fo:font-style="normal" fo:font-weight="normal" officeooo:rsid="00c0fc72" style:letter-kerning="tru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72" style:family="text">
      <style:text-properties style:use-window-font-color="true" loext:opacity="0%" style:font-name="Bitstream Vera Sans1" fo:font-size="10pt" fo:language="fr" fo:country="FR" fo:font-style="normal" fo:font-weight="normal" officeooo:rsid="00be19fd" style:letter-kerning="tru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73" style:family="text">
      <style:text-properties style:use-window-font-color="true" loext:opacity="0%" fo:font-size="10pt" fo:font-weight="normal" fo:background-color="#ffff00" loext:char-shading-value="0" style:font-size-asian="10pt" style:font-weight-asian="normal" style:font-size-complex="10pt" style:font-weight-complex="normal"/>
    </style:style>
    <style:style style:name="T74" style:family="text">
      <style:text-properties style:use-window-font-color="true" loext:opacity="0%" fo:font-size="10pt" fo:font-weight="normal" officeooo:rsid="00c4128d" fo:background-color="#ffff00" loext:char-shading-value="0" style:font-size-asian="10pt" style:font-weight-asian="normal" style:font-size-complex="10pt" style:font-weight-complex="normal"/>
    </style:style>
    <style:style style:name="T75" style:family="text">
      <style:text-properties style:use-window-font-color="true" loext:opacity="0%" fo:font-size="10pt" fo:font-weight="normal" officeooo:rsid="00bd82ae" fo:background-color="#ffff00" loext:char-shading-value="0" style:font-size-asian="10pt" style:font-weight-asian="normal" style:font-size-complex="10pt" style:font-weight-complex="normal"/>
    </style:style>
    <style:style style:name="T76" style:family="text">
      <style:text-properties style:use-window-font-color="true" loext:opacity="0%" fo:font-size="10pt" fo:font-weight="normal" officeooo:rsid="00ec8cbb" fo:background-color="#ffff00" loext:char-shading-value="0" style:font-size-asian="10pt" style:font-style-asian="normal" style:font-weight-asian="normal" style:font-size-complex="10pt" style:font-style-complex="normal" style:font-weight-complex="normal"/>
    </style:style>
    <style:style style:name="T77" style:family="text">
      <style:text-properties style:use-window-font-color="true" loext:opacity="0%" fo:font-size="10pt" officeooo:rsid="00e0ba79" fo:background-color="#ffff00" loext:char-shading-value="0" style:font-size-asian="10pt" style:font-size-complex="10pt"/>
    </style:style>
    <style:style style:name="T78" style:family="text">
      <style:text-properties style:use-window-font-color="true" loext:opacity="0%" fo:font-size="10pt" fo:font-style="normal" fo:font-weight="normal" officeooo:rsid="00c09b3c" fo:background-color="#ffff00" loext:char-shading-value="0" style:font-size-asian="10pt" style:font-style-asian="normal" style:font-weight-asian="normal" style:font-size-complex="10pt" style:font-style-complex="normal" style:font-weight-complex="normal"/>
    </style:style>
    <style:style style:name="T79" style:family="text">
      <style:text-properties fo:color="#cccccc" loext:opacity="100%" fo:font-weight="normal" officeooo:rsid="00c2da95" style:font-weight-asian="normal" style:font-weight-complex="normal"/>
    </style:style>
    <style:style style:name="T80" style:family="text">
      <style:text-properties fo:font-size="10pt" fo:background-color="#ffff00" loext:char-shading-value="0" style:font-size-asian="10pt" style:font-size-complex="10pt"/>
    </style:style>
    <style:style style:name="T81" style:family="text">
      <style:text-properties fo:font-size="10pt" officeooo:rsid="00c4128d" fo:background-color="#ffff00" loext:char-shading-value="0" style:font-size-asian="10pt" style:font-size-complex="10pt"/>
    </style:style>
    <style:style style:name="T82" style:family="text">
      <style:text-properties fo:font-size="10pt" officeooo:rsid="00bd82ae" fo:background-color="#ffff00" loext:char-shading-value="0" style:font-size-asian="10pt" style:font-size-complex="10pt"/>
    </style:style>
    <style:style style:name="T83" style:family="text">
      <style:text-properties fo:font-size="10pt" officeooo:rsid="00c5cb07" fo:background-color="#ffff00" loext:char-shading-value="0" style:font-size-asian="10pt" style:font-size-complex="10pt"/>
    </style:style>
    <style:style style:name="T84" style:family="text">
      <style:text-properties fo:font-size="10pt" officeooo:rsid="00c09b3c" fo:background-color="#ffff00" loext:char-shading-value="0" style:font-size-asian="10pt" style:font-size-complex="10pt"/>
    </style:style>
    <style:style style:name="T85" style:family="text">
      <style:text-properties style:font-size-asian="10pt" style:font-size-complex="10pt"/>
    </style:style>
    <style:style style:name="T86" style:family="text">
      <style:text-properties officeooo:rsid="00bd82ae" style:font-size-asian="10pt" style:font-size-complex="10pt"/>
    </style:style>
    <style:style style:name="T87" style:family="text">
      <style:text-properties style:font-name="Bitstream Vera Sans6" fo:font-size="10pt" officeooo:rsid="00c4128d" fo:background-color="#ffff00" loext:char-shading-value="0" style:font-name-asian="Bitstream Vera Sans6" style:font-size-asian="10pt" style:font-name-complex="Bitstream Vera Sans6" style:font-size-complex="10pt"/>
    </style:style>
    <style:style style:name="T88"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italic" fo:text-shadow="none" style:text-underline-style="none" fo:font-weight="normal" officeooo:rsid="001f0c94" style:text-underline-mode="continuous" style:text-overline-mode="continuous" style:text-line-through-mode="continuous" style:letter-kerning="true" style:text-blinking="false" fo:background-color="#ffff00" loext:char-shading-value="0" style:font-size-asian="10pt"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89" style:family="text">
      <style:text-properties fo:font-variant="normal" fo:text-transform="none" style:use-window-font-color="true" loext:opacity="0%" style:text-outline="false" style:text-line-through-style="none" style:text-line-through-type="none" style:text-position="0% 100%" style:font-name="Bitstream Vera Sans7" fo:font-size="10pt" fo:letter-spacing="normal" fo:language="fr" fo:country="FR" fo:font-style="normal" fo:text-shadow="none" style:text-underline-style="none" fo:font-weight="normal" officeooo:rsid="00b9cdc0" style:text-underline-mode="continuous" style:text-overline-mode="continuous" style:text-line-through-mode="continuous" style:letter-kerning="true" style:text-blinking="false" fo:background-color="#ffff00" loext:char-shading-value="0" style:font-name-asian="Bitstream Vera Sans2" style:font-size-asian="10pt" style:language-asian="zh" style:country-asian="CN" style:font-style-asian="italic" style:font-weight-asian="normal" style:font-name-complex="Bitstream Vera Sans2" style:font-size-complex="10pt" style:language-complex="hi" style:country-complex="IN"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90" style:family="text">
      <style:text-properties fo:font-variant="normal" fo:text-transform="none" style:use-window-font-color="true" loext:opacity="0%" style:text-outline="false" style:text-line-through-style="none" style:text-line-through-type="none" style:text-position="0% 100%" style:font-name="Bitstream Vera Sans1" fo:font-size="10pt" fo:letter-spacing="normal" fo:language="fr" fo:country="FR" fo:font-style="normal" fo:text-shadow="none" style:text-underline-style="none" fo:font-weight="normal" officeooo:rsid="00c4128d" style:text-underline-mode="continuous" style:text-overline-mode="continuous" style:text-line-through-mode="continuous" style:letter-kerning="true" style:text-blinking="fals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91" style:family="text">
      <style:text-properties fo:font-variant="normal" fo:text-transform="none" fo:color="#000000" loext:opacity="100%" style:text-line-through-style="none" style:text-line-through-type="none" style:font-name="Bitstream Vera Sans1" fo:font-size="10pt" fo:letter-spacing="normal" fo:font-style="normal" style:text-underline-style="none" fo:font-weight="normal" officeooo:rsid="00e5c8a7" fo:background-color="#ffff00" loext:char-shading-value="0" style:font-size-asian="10pt" style:font-style-asian="normal" style:font-weight-asian="normal" style:font-size-complex="10pt" style:font-style-complex="normal" style:font-weight-complex="normal"/>
    </style:style>
    <style:style style:name="T92" style:family="text">
      <style:text-properties fo:font-variant="normal" fo:text-transform="none" fo:color="#000000" loext:opacity="100%" style:text-line-through-style="none" style:text-line-through-type="none" style:font-name="Bitstream Vera Sans1" fo:font-size="10pt" fo:letter-spacing="normal" fo:font-style="normal" style:text-underline-style="none" fo:font-weight="normal" officeooo:rsid="001e08e3" fo:background-color="#ffff00" loext:char-shading-value="0" style:font-size-asian="10pt" style:font-style-asian="normal" style:font-weight-asian="normal" style:font-size-complex="10pt" style:font-style-complex="normal" style:font-weight-complex="normal"/>
    </style:style>
    <style:style style:name="T93" style:family="text">
      <style:text-properties fo:font-variant="normal" fo:text-transform="none" fo:color="#000000" loext:opacity="100%" style:text-line-through-style="none" style:text-line-through-type="none" style:font-name="Bitstream Vera Sans1" fo:font-size="10pt" fo:letter-spacing="normal" fo:font-style="normal" style:text-underline-style="none" fo:font-weight="normal" officeooo:rsid="00bd82ae" fo:background-color="#ffff00" loext:char-shading-value="0" style:font-size-asian="10pt" style:font-style-asian="normal" style:font-weight-asian="normal" style:font-size-complex="10pt" style:font-style-complex="normal" style:font-weight-complex="normal"/>
    </style:style>
    <style:style style:name="T94" style:family="text">
      <style:text-properties fo:font-variant="normal" fo:text-transform="none" fo:color="#000000" loext:opacity="100%" style:text-line-through-style="none" style:text-line-through-type="none" style:font-name="Bitstream Vera Sans1" fo:font-size="10pt" fo:letter-spacing="normal" fo:font-style="normal" style:text-underline-style="none" fo:font-weight="normal" officeooo:rsid="00c4128d" fo:background-color="#ffff00" loext:char-shading-value="0" style:font-size-asian="10pt" style:font-style-asian="normal" style:font-weight-asian="normal" style:font-size-complex="10pt" style:font-style-complex="normal" style:font-weight-complex="normal"/>
    </style:style>
    <style:style style:name="T95" style:family="text">
      <style:text-properties fo:font-variant="normal" fo:text-transform="none" fo:color="#000000" loext:opacity="100%" style:text-line-through-style="none" style:text-line-through-type="none" style:font-name="Bitstream Vera Sans1" fo:font-size="10pt" fo:letter-spacing="normal" fo:font-style="normal" style:text-underline-style="none" fo:font-weight="normal" officeooo:rsid="00f90ded" fo:background-color="#ffff00" loext:char-shading-value="0" style:font-size-asian="10pt" style:font-style-asian="normal" style:font-weight-asian="normal" style:font-size-complex="10pt" style:font-style-complex="normal" style:font-weight-complex="normal"/>
    </style:style>
    <style:style style:name="T96" style:family="text">
      <style:text-properties fo:font-variant="normal" fo:text-transform="none" fo:color="#000000" loext:opacity="100%" style:text-line-through-style="none" style:text-line-through-type="none" style:font-name="Bitstream Vera Sans1" fo:font-size="10pt" fo:letter-spacing="normal" fo:font-style="normal" style:text-underline-style="none" fo:font-weight="normal" officeooo:rsid="00bf3cb5" fo:background-color="#ffff00" loext:char-shading-value="0" style:font-size-asian="10pt" style:font-style-asian="normal" style:font-weight-asian="normal" style:font-size-complex="10pt" style:font-style-complex="normal" style:font-weight-complex="normal"/>
    </style:style>
    <style:style style:name="T97" style:family="text">
      <style:text-properties fo:font-variant="normal" fo:text-transform="none" fo:color="#000000" loext:opacity="100%" style:text-line-through-style="none" style:text-line-through-type="none" style:font-name="Bitstream Vera Sans1" fo:font-size="10pt" fo:letter-spacing="normal" fo:font-style="normal" style:text-underline-style="none" fo:font-weight="normal" officeooo:rsid="00eccfab" fo:background-color="#ffff00" loext:char-shading-value="0" style:font-size-asian="10pt" style:font-style-asian="normal" style:font-weight-asian="normal" style:font-size-complex="10pt" style:font-style-complex="normal" style:font-weight-complex="normal"/>
    </style:style>
    <style:style style:name="T98" style:family="text">
      <style:text-properties fo:font-variant="normal" fo:text-transform="none" fo:color="#000000" loext:opacity="100%" style:text-line-through-style="none" style:text-line-through-type="none" style:font-name="Bitstream Vera Sans1" fo:font-size="10pt" fo:letter-spacing="normal" fo:font-style="normal" style:text-underline-style="none" fo:font-weight="normal" officeooo:rsid="00eeaf2b" fo:background-color="#ffff00" loext:char-shading-value="0" style:font-size-asian="10pt" style:font-style-asian="normal" style:font-weight-asian="normal" style:font-size-complex="10pt" style:font-style-complex="normal" style:font-weight-complex="normal"/>
    </style:style>
    <style:style style:name="T99" style:family="text">
      <style:text-properties fo:font-variant="normal" fo:text-transform="none" fo:color="#000000" loext:opacity="100%" style:text-line-through-style="none" style:text-line-through-type="none" fo:letter-spacing="normal" fo:font-style="normal" style:text-underline-style="none" fo:font-weight="normal" officeooo:rsid="00e5c8a7" fo:background-color="#ffff00" loext:char-shading-value="0" style:font-size-asian="10pt" style:font-style-asian="normal" style:font-weight-asian="normal" style:font-size-complex="10pt" style:font-style-complex="normal" style:font-weight-complex="normal"/>
    </style:style>
    <style:style style:name="T100" style:family="text">
      <style:text-properties fo:font-variant="normal" fo:text-transform="none" fo:color="#000000" loext:opacity="100%" style:text-line-through-style="none" style:text-line-through-type="none" fo:letter-spacing="normal" fo:font-style="normal" style:text-underline-style="none" fo:font-weight="normal" officeooo:rsid="00c4128d" fo:background-color="#ffff00" loext:char-shading-value="0" style:font-size-asian="10pt" style:font-style-asian="normal" style:font-weight-asian="normal" style:font-size-complex="10pt" style:font-style-complex="normal" style:font-weight-complex="normal"/>
    </style:style>
    <style:style style:name="T101" style:family="text">
      <style:text-properties fo:font-variant="normal" fo:text-transform="none" fo:color="#000000" loext:opacity="100%" style:text-line-through-style="none" style:text-line-through-type="none" fo:letter-spacing="normal" fo:font-style="normal" style:text-underline-style="none" fo:font-weight="normal" officeooo:rsid="00bd82ae" fo:background-color="#ffff00" loext:char-shading-value="0" style:font-size-asian="10pt" style:font-style-asian="normal" style:font-weight-asian="normal" style:font-size-complex="10pt" style:font-style-complex="normal" style:font-weight-complex="normal"/>
    </style:style>
    <style:style style:name="T102" style:family="text">
      <style:text-properties fo:font-variant="normal" fo:text-transform="none" fo:color="#000000" loext:opacity="100%" style:text-outline="false" style:text-line-through-style="none" style:text-line-through-type="none" style:text-position="0% 100%" style:font-name="Bitstream Vera Sans7" fo:font-size="10pt" fo:letter-spacing="normal" fo:language="fr" fo:country="FR" fo:font-style="normal" fo:text-shadow="none" style:text-underline-style="none" fo:font-weight="normal" officeooo:rsid="00b9cdc0" style:text-underline-mode="continuous" style:text-overline-mode="continuous" style:text-line-through-mode="continuous" style:letter-kerning="true" style:text-blinking="false" fo:background-color="#ffff00" loext:char-shading-value="0" style:font-name-asian="Bitstream Vera Sans2" style:font-size-asian="10pt" style:language-asian="zh" style:country-asian="CN" style:font-style-asian="italic" style:font-weight-asian="normal" style:font-name-complex="Bitstream Vera Sans2" style:font-size-complex="10pt" style:language-complex="hi" style:country-complex="IN"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03" style:family="text">
      <style:text-properties fo:font-variant="normal" fo:text-transform="none" fo:color="#000000" loext:opacity="100%" style:text-outline="false" style:text-line-through-style="none" style:text-line-through-type="none" style:text-position="0% 100%" style:font-name="Bitstream Vera Sans7" fo:font-size="10pt" fo:letter-spacing="normal" fo:language="fr" fo:country="FR" fo:font-style="normal" fo:text-shadow="none" style:text-underline-style="none" fo:font-weight="normal" officeooo:rsid="00c09b3c" style:text-underline-mode="continuous" style:text-overline-mode="continuous" style:text-line-through-mode="continuous" style:letter-kerning="true" style:text-blinking="false" fo:background-color="#ffff00" loext:char-shading-value="0" style:font-name-asian="Bitstream Vera Sans2" style:font-size-asian="10pt" style:language-asian="zh" style:country-asian="CN" style:font-style-asian="italic" style:font-weight-asian="normal" style:font-name-complex="Bitstream Vera Sans2" style:font-size-complex="10pt" style:language-complex="hi" style:country-complex="IN"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04" style:family="text">
      <style:text-properties fo:font-variant="normal" fo:text-transform="none" fo:color="#000000" loext:opacity="100%" style:text-outline="false" style:text-line-through-style="none" style:text-line-through-type="none" style:text-position="0% 100%" style:font-name="Bitstream Vera Sans1" fo:font-size="10pt" fo:letter-spacing="normal" fo:language="fr" fo:country="FR" fo:font-style="normal" fo:text-shadow="none" style:text-underline-style="none" fo:font-weight="normal" officeooo:rsid="00bd82ae" style:text-underline-mode="continuous" style:text-overline-mode="continuous" style:text-line-through-mode="continuous" style:letter-kerning="true" style:text-blinking="fals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05" style:family="text">
      <style:text-properties fo:font-variant="normal" fo:text-transform="none" fo:color="#000000" loext:opacity="100%" style:text-outline="false" style:text-line-through-style="none" style:text-line-through-type="none" style:text-position="0% 100%" style:font-name="Bitstream Vera Sans1" fo:font-size="10pt" fo:letter-spacing="normal" fo:language="fr" fo:country="FR" fo:font-style="normal" fo:text-shadow="none" style:text-underline-style="none" fo:font-weight="normal" officeooo:rsid="00be19fd" style:text-underline-mode="continuous" style:text-overline-mode="continuous" style:text-line-through-mode="continuous" style:letter-kerning="true" style:text-blinking="fals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06" style:family="text">
      <style:text-properties fo:font-variant="normal" fo:text-transform="none" fo:color="#000000" loext:opacity="100%" style:text-outline="false" style:text-line-through-style="none" style:text-line-through-type="none" style:text-position="0% 100%" style:font-name="Bitstream Vera Sans1" fo:font-size="10pt" fo:letter-spacing="normal" fo:language="fr" fo:country="FR" fo:font-style="normal" fo:text-shadow="none" style:text-underline-style="none" fo:font-weight="normal" officeooo:rsid="00c09b3c" style:text-underline-mode="continuous" style:text-overline-mode="continuous" style:text-line-through-mode="continuous" style:letter-kerning="true" style:text-blinking="fals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07" style:family="text">
      <style:text-properties fo:font-variant="normal" fo:text-transform="none" fo:color="#000000" loext:opacity="100%" style:text-outline="false" style:text-line-through-style="none" style:text-line-through-type="none" style:text-position="0% 100%" fo:font-size="10pt" fo:letter-spacing="normal" fo:language="fr" fo:country="FR" fo:font-style="normal" fo:text-shadow="none" style:text-underline-style="none" fo:font-weight="normal" officeooo:rsid="00c09b3c" style:text-underline-mode="continuous" style:text-overline-mode="continuous" style:text-line-through-mode="continuous" style:letter-kerning="true" style:text-blinking="fals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08" style:family="text">
      <style:text-properties fo:font-variant="normal" fo:text-transform="none" fo:color="#000000" loext:opacity="100%" style:text-outline="false" style:text-line-through-style="none" style:text-line-through-type="none" style:text-position="0% 100%" fo:font-size="10pt" fo:letter-spacing="normal" fo:language="fr" fo:country="FR" fo:font-style="normal" fo:text-shadow="none" style:text-underline-style="none" fo:font-weight="normal" officeooo:rsid="00bd82ae" style:text-underline-mode="continuous" style:text-overline-mode="continuous" style:text-line-through-mode="continuous" style:letter-kerning="true" style:text-blinking="fals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09" style:family="text">
      <style:text-properties fo:font-variant="normal" fo:text-transform="none" style:text-outline="false" style:text-line-through-style="none" style:text-line-through-type="none" style:text-position="0% 100%" fo:letter-spacing="normal" fo:language="fr" fo:country="FR" fo:text-shadow="none" style:text-underline-style="none" fo:font-weight="normal" officeooo:rsid="00bdf451" style:text-underline-mode="continuous" style:text-overline-mode="continuous" style:text-line-through-mode="continuous" style:letter-kerning="true" style:text-blinking="false" style:font-size-asian="10pt" style:language-asian="zh" style:country-asian="CN" style:font-style-asian="normal" style:font-weight-asian="normal" style:font-size-complex="10pt" style:language-complex="hi" style:country-complex="IN"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10" style:family="text">
      <style:text-properties fo:font-variant="normal" fo:text-transform="none" style:text-outline="false" style:text-line-through-style="none" style:text-line-through-type="none" style:text-position="0% 100%" fo:letter-spacing="normal" fo:language="fr" fo:country="FR" fo:text-shadow="none" style:text-underline-style="none" fo:font-weight="normal" officeooo:rsid="00bd82ae" style:text-underline-mode="continuous" style:text-overline-mode="continuous" style:text-line-through-mode="continuous" style:letter-kerning="true" style:text-blinking="false" style:font-size-asian="10pt" style:language-asian="zh" style:country-asian="CN" style:font-style-asian="normal" style:font-weight-asian="normal" style:font-size-complex="10pt" style:language-complex="hi" style:country-complex="IN"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11" style:family="text">
      <style:text-properties fo:color="#000000" loext:opacity="100%" style:font-name="Bitstream Vera Sans1" fo:font-size="10pt" fo:font-style="normal" fo:font-weight="normal" officeooo:rsid="00e5c8a7" fo:background-color="#ffff00" loext:char-shading-value="0" style:font-size-asian="10pt" style:font-style-asian="normal" style:font-weight-asian="normal" style:font-size-complex="10pt" style:font-style-complex="normal" style:font-weight-complex="normal"/>
    </style:style>
    <style:style style:name="T112" style:family="text">
      <style:text-properties fo:color="#000000" loext:opacity="100%" style:font-name="Bitstream Vera Sans1" fo:font-size="10pt" fo:font-style="normal" fo:font-weight="normal" officeooo:rsid="00bd82ae" fo:background-color="#ffff00" loext:char-shading-value="0" style:font-size-asian="10pt" style:font-style-asian="normal" style:font-weight-asian="normal" style:font-size-complex="10pt" style:font-style-complex="normal" style:font-weight-complex="normal"/>
    </style:style>
    <style:style style:name="T113" style:family="text">
      <style:text-properties fo:color="#000000" loext:opacity="100%" style:font-name="Bitstream Vera Sans1" fo:font-size="10pt" fo:font-style="normal" fo:font-weight="normal" officeooo:rsid="00de44d8" fo:background-color="#ffff00" loext:char-shading-value="0" style:font-size-asian="10pt" style:font-style-asian="normal" style:font-weight-asian="normal" style:font-size-complex="10pt" style:font-style-complex="normal" style:font-weight-complex="normal"/>
    </style:style>
    <style:style style:name="T114" style:family="text">
      <style:text-properties fo:color="#000000" loext:opacity="100%" style:font-name="Bitstream Vera Sans1" fo:font-size="10pt" fo:font-style="normal" fo:font-weight="normal" officeooo:rsid="00bdf451" fo:background-color="#ffff00" loext:char-shading-value="0" style:font-size-asian="10pt" style:font-style-asian="normal" style:font-weight-asian="normal" style:font-size-complex="10pt" style:font-style-complex="normal" style:font-weight-complex="normal"/>
    </style:style>
    <style:style style:name="T115" style:family="text">
      <style:text-properties fo:color="#000000" loext:opacity="100%" style:font-name="Bitstream Vera Sans1" fo:font-size="10pt" fo:font-style="normal" fo:font-weight="normal" officeooo:rsid="00ec8cbb" fo:background-color="#ffff00" loext:char-shading-value="0" style:font-size-asian="10pt" style:font-style-asian="normal" style:font-weight-asian="normal" style:font-size-complex="10pt" style:font-style-complex="normal" style:font-weight-complex="normal"/>
    </style:style>
    <style:style style:name="T116" style:family="text">
      <style:text-properties fo:color="#000000" loext:opacity="100%" style:font-name="Bitstream Vera Sans1" fo:font-size="10pt" fo:font-style="normal" fo:font-weight="normal" officeooo:rsid="00c4128d" fo:background-color="#ffff00" loext:char-shading-value="0" style:font-size-asian="10pt" style:font-style-asian="normal" style:font-weight-asian="normal" style:font-size-complex="10pt" style:font-style-complex="normal" style:font-weight-complex="normal"/>
    </style:style>
    <style:style style:name="T117" style:family="text">
      <style:text-properties fo:color="#000000" loext:opacity="100%" style:font-name="Bitstream Vera Sans1" fo:font-size="10pt" fo:font-style="normal" fo:font-weight="normal" officeooo:rsid="00eccfab" fo:background-color="#ffff00" loext:char-shading-value="0" style:font-size-asian="10pt" style:font-style-asian="normal" style:font-weight-asian="normal" style:font-size-complex="10pt" style:font-style-complex="normal" style:font-weight-complex="normal"/>
    </style:style>
    <style:style style:name="T118" style:family="text">
      <style:text-properties fo:color="#000000" loext:opacity="100%" style:font-name="Bitstream Vera Sans1" fo:font-size="10pt" fo:font-style="normal" fo:font-weight="normal" officeooo:rsid="00c0fc72" fo:background-color="#ffff00" loext:char-shading-value="0" style:font-size-asian="10pt" style:font-style-asian="normal" style:font-weight-asian="normal" style:font-size-complex="10pt" style:font-style-complex="normal" style:font-weight-complex="normal"/>
    </style:style>
    <style:style style:name="T119" style:family="text">
      <style:text-properties fo:color="#000000" loext:opacity="100%" style:font-name="Bitstream Vera Sans1" fo:font-size="10pt" fo:language="fr" fo:country="FR" fo:font-style="normal" fo:font-weight="normal" officeooo:rsid="00bdf451" style:letter-kerning="tru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120" style:family="text">
      <style:text-properties fo:color="#000000" loext:opacity="100%" style:font-name="Bitstream Vera Sans1" fo:font-size="10pt" fo:language="fr" fo:country="FR" fo:font-style="normal" fo:font-weight="normal" officeooo:rsid="00be19fd" style:letter-kerning="tru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121" style:family="text">
      <style:text-properties fo:color="#000000" loext:opacity="100%" style:font-name="Bitstream Vera Sans7" fo:font-size="10pt" fo:language="fr" fo:country="FR" fo:font-style="normal" fo:font-weight="normal" officeooo:rsid="00b9cdc0" style:letter-kerning="true" fo:background-color="#ffff00" loext:char-shading-value="0" style:font-name-asian="Bitstream Vera Sans2" style:font-size-asian="10pt" style:language-asian="zh" style:country-asian="CN" style:font-style-asian="italic" style:font-weight-asian="normal" style:font-name-complex="Bitstream Vera Sans2" style:font-size-complex="10pt" style:language-complex="hi" style:country-complex="IN" style:font-style-complex="italic" style:font-weight-complex="normal"/>
    </style:style>
    <style:style style:name="T122" style:family="text">
      <style:text-properties fo:color="#000000" loext:opacity="100%" style:font-name="Bitstream Vera Sans7" fo:font-size="10pt" fo:language="fr" fo:country="FR" fo:font-style="normal" fo:font-weight="normal" officeooo:rsid="00c09b3c" style:letter-kerning="true" fo:background-color="#ffff00" loext:char-shading-value="0" style:font-name-asian="Bitstream Vera Sans2" style:font-size-asian="10pt" style:language-asian="zh" style:country-asian="CN" style:font-style-asian="italic" style:font-weight-asian="normal" style:font-name-complex="Bitstream Vera Sans2" style:font-size-complex="10pt" style:language-complex="hi" style:country-complex="IN" style:font-style-complex="italic" style:font-weight-complex="normal"/>
    </style:style>
    <style:style style:name="T123" style:family="text">
      <style:text-properties fo:color="#000000" loext:opacity="100%" fo:font-size="10pt" fo:language="fr" fo:country="FR" fo:font-style="normal" fo:font-weight="normal" officeooo:rsid="00bd82ae" style:letter-kerning="tru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124" style:family="text">
      <style:text-properties fo:color="#000000" loext:opacity="100%" fo:font-size="10pt" fo:language="fr" fo:country="FR" fo:font-style="normal" fo:font-weight="normal" officeooo:rsid="00bdf451" style:letter-kerning="tru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125" style:family="text">
      <style:text-properties fo:color="#000000" loext:opacity="100%" fo:font-size="10pt" fo:language="fr" fo:country="FR" fo:font-style="normal" fo:font-weight="normal" officeooo:rsid="00c0fc72" style:letter-kerning="tru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126" style:family="text">
      <style:text-properties fo:language="fr" fo:country="FR" fo:font-weight="normal" officeooo:rsid="00bdf451" style:letter-kerning="true" style:font-size-asian="10pt" style:language-asian="zh" style:country-asian="CN" style:font-style-asian="normal" style:font-weight-asian="normal" style:font-size-complex="10pt" style:language-complex="hi" style:country-complex="IN" style:font-style-complex="normal" style:font-weight-complex="normal"/>
    </style:style>
    <style:style style:name="T127" style:family="text">
      <style:text-properties fo:language="fr" fo:country="FR" fo:font-weight="normal" officeooo:rsid="00bd82ae" style:letter-kerning="true" style:font-size-asian="10pt" style:language-asian="zh" style:country-asian="CN" style:font-style-asian="normal" style:font-weight-asian="normal" style:font-size-complex="10pt" style:language-complex="hi" style:country-complex="IN" style:font-style-complex="normal" style:font-weight-complex="normal"/>
    </style:style>
    <style:style style:name="T128"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8"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6" text:outline-level="1"><text:span text:style-name="_5f_Caractères_5f_gras"><text:span text:style-name="T33">T</text:span></text:span><text:span text:style-name="_5f_Caractères_5f_gras"><text:span text:style-name="T29">im possède 240 timbres. Les timbres étrangers et français sont dans le ratio 3:5.</text:span></text:span></text:h>
        </text:list-item>
      </text:list>
      <text:h text:style-name="_5f_Paragraphe" text:outline-level="1"><text:span text:style-name="_5f_Caractères_5f_gras"><text:span text:style-name="T29">Est-il vrai que Tim possède 90 timbres français ? Justifie ta réponse.</text:span></text:span></text:h>
      <text:p text:style-name="P23"><text:span text:style-name="corps"><text:span text:style-name="T57">La collection est partagée en </text:span></text:span><text:span text:style-name="corps"><text:span text:style-name="T58">8 </text:span></text:span><text:span text:style-name="corps"><text:span text:style-name="T57">parts égales, </text:span></text:span><text:span text:style-name="corps"><text:span text:style-name="T58">3 pour les timbres étrangers et 5 pour les timbres français. </text:span></text:span></text:p>
      <text:h text:style-name="P24" text:outline-level="1"><text:span text:style-name="corps"><text:span text:style-name="T58">240</text:span></text:span><text:span text:style-name="_5f_Caractères_5f_gras"><text:span text:style-name="T44"> </text:span></text:span><text:span text:style-name="Police_20_défaut"><text:span text:style-name="T88">÷</text:span></text:span><text:span text:style-name="_5f_Caractères_5f_gras"><text:span text:style-name="T89"> </text:span></text:span><text:span text:style-name="corps"><text:span text:style-name="T58">8</text:span></text:span><text:span text:style-name="_5f_Caractères_5f_gras"><text:span text:style-name="T44"> </text:span></text:span><text:span text:style-name="corps"><text:span text:style-name="T58">=</text:span></text:span><text:span text:style-name="_5f_Caractères_5f_gras"><text:span text:style-name="T44"> </text:span></text:span><text:span text:style-name="corps"><text:span text:style-name="T58">30.</text:span></text:span></text:h>
      <text:h text:style-name="P24" text:outline-level="1"><text:span text:style-name="corps"><text:span text:style-name="T58">Une part correspond donc à </text:span></text:span><text:span text:style-name="corps"><text:span text:style-name="T59">30 timbres.</text:span></text:span></text:h>
      <text:h text:style-name="P24" text:outline-level="1"><text:span text:style-name="corps"><text:span text:style-name="T81">Comme </text:span></text:span><text:span text:style-name="corps"><text:span text:style-name="T80">3</text:span></text:span><text:span text:style-name="corps"><text:span text:style-name="T81">0</text:span></text:span><text:span text:style-name="corps"><text:span text:style-name="T82"> </text:span></text:span><text:span text:style-name="_5f_Correction_20_surligné"><text:span text:style-name="T85">×</text:span></text:span><text:span text:style-name="_5f_Correction_20_surligné"><text:span text:style-name="T86"> </text:span></text:span><text:span text:style-name="corps"><text:span text:style-name="T81">5</text:span></text:span><text:span text:style-name="corps"><text:span text:style-name="T82"> </text:span></text:span><text:span text:style-name="corps"><text:span text:style-name="T80">=</text:span></text:span><text:span text:style-name="corps"><text:span text:style-name="T82"> </text:span></text:span><text:span text:style-name="corps"><text:span text:style-name="T81">150 </text:span></text:span><text:span text:style-name="corps"><text:span text:style-name="T83">et comme 150</text:span></text:span><text:span text:style-name="corps"><text:span text:style-name="T81"> </text:span></text:span><text:span text:style-name="corps"><text:span text:style-name="T87">≠ </text:span></text:span><text:span text:style-name="corps"><text:span text:style-name="T80">90, </text:span></text:span><text:span text:style-name="corps"><text:span text:style-name="T81">la proposition est fausse</text:span></text:span><text:span text:style-name="corps"><text:span text:style-name="T80">.</text:span></text:span></text:h>
      <text:list text:continue-numbering="true" text:style-name="_5f_Numérotation_20_des_20_exercices">
        <text:list-item>
          <text:h text:style-name="P48" text:outline-level="1"><text:span text:style-name="_5f_Caractères_5f_gras"><text:span text:style-name="T29">Dans la bibliothèque de Lise, il y a 14 BD, 9 romans et 7 mangas.</text:span></text:span></text:h>
        </text:list-item>
      </text:list>
      <text:h text:style-name="_5f_Paragraphe" text:outline-level="1"><text:span text:style-name="_5f_Caractères_5f_gras"><text:span text:style-name="T29">Dans quel ratio sont les BD, les romans et les mangas ?</text:span></text:span></text:h>
      <text:h text:style-name="P25" text:outline-level="1"><text:span text:style-name="corps"><text:span text:style-name="T82">Les BD, romans et mangas sont dans </text:span></text:span><text:span text:style-name="corps"><text:span text:style-name="T81">un</text:span></text:span><text:span text:style-name="corps"><text:span text:style-name="T82"> ratio 14:9:7.</text:span></text:span></text:h>
      <text:list text:continue-numbering="true" text:style-name="_5f_Numérotation_20_des_20_exercices">
        <text:list-item>
          <text:h text:style-name="P48" text:outline-level="1"><text:span text:style-name="_5f_Caractères_5f_gras"><text:span text:style-name="T29">Pour préparer une vinaigrette avec </text:span></text:span><text:span text:style-name="_5f_Caractères_5f_gras"><text:span text:style-name="T32">de</text:span></text:span><text:span text:style-name="_5f_Caractères_5f_gras"><text:span text:style-name="T29"> l'huile et </text:span></text:span><text:span text:style-name="_5f_Caractères_5f_gras"><text:span text:style-name="T32">du</text:span></text:span><text:span text:style-name="_5f_Caractères_5f_gras"><text:span text:style-name="T29"> vinaigre </text:span></text:span><text:span text:style-name="_5f_Caractères_5f_gras"><text:span text:style-name="T32">en respectant</text:span></text:span><text:span text:style-name="_5f_Caractères_5f_gras"><text:span text:style-name="T29"> un ratio </text:span></text:span><text:span text:style-name="_5f_Caractères_5f_gras"><text:span text:style-name="T32">de</text:span></text:span><text:span text:style-name="_5f_Caractères_5f_gras"><text:span text:style-name="T29"> 5:2, Léo a utilisé 15</text:span></text:span><text:span text:style-name="_5f_Caractères_5f_gras"><text:span text:style-name="T42"> </text:span></text:span><text:span text:style-name="_5f_Caractères_5f_gras"><text:span text:style-name="T29">cL d'huile. </text:span></text:span></text:h>
          <text:list>
            <text:list-item>
              <text:p text:style-name="P39"><text:span text:style-name="_5f_Caractères_5f_gras"><text:span text:style-name="T45">Quelle quantité de vinaigre doit-il mettre ?</text:span></text:span></text:p>
            </text:list-item>
          </text:list>
          <text:h text:style-name="P36" text:outline-level="1"><text:span text:style-name="corps"><text:span text:style-name="T81">Comme le ratio est de 5:2, une</text:span></text:span><text:span text:style-name="corps"><text:span text:style-name="T80"> part d’huile correspond à </text:span></text:span><text:span text:style-name="corps"><text:span text:style-name="T59">15 cL</text:span></text:span><text:span text:style-name="_5f_Caractères_5f_gras"><text:span text:style-name="T44"> </text:span></text:span><text:span text:style-name="Police_20_défaut"><text:span text:style-name="T88">÷</text:span></text:span><text:span text:style-name="_5f_Caractères_5f_gras"><text:span text:style-name="T89"> </text:span></text:span><text:span text:style-name="corps"><text:span text:style-name="T90">5</text:span></text:span><text:span text:style-name="_5f_Caractères_5f_gras"><text:span text:style-name="T44"> </text:span></text:span><text:span text:style-name="corps"><text:span text:style-name="T58">=</text:span></text:span><text:span text:style-name="_5f_Caractères_5f_gras"><text:span text:style-name="T44"> </text:span></text:span><text:span text:style-name="corps"><text:span text:style-name="T80">3</text:span></text:span><text:span text:style-name="corps"><text:span text:style-name="T82"> </text:span></text:span><text:span text:style-name="corps"><text:span text:style-name="T80">c</text:span></text:span><text:span text:style-name="corps"><text:span text:style-name="T82">L</text:span></text:span><text:span text:style-name="corps"><text:span text:style-name="T80">.</text:span></text:span></text:h>
          <text:h text:style-name="P36" text:outline-level="1"><text:span text:style-name="corps"><text:span text:style-name="T74">I</text:span></text:span><text:span text:style-name="corps"><text:span text:style-name="T73">l faut donc 3</text:span></text:span><text:span text:style-name="corps"><text:span text:style-name="T74"> cL</text:span></text:span><text:span text:style-name="corps"><text:span text:style-name="T75"> </text:span></text:span><text:span text:style-name="_5f_Correction_20_surligné"><text:span text:style-name="T37">×</text:span></text:span><text:span text:style-name="_5f_Correction_20_surligné"><text:span text:style-name="T38"> </text:span></text:span><text:span text:style-name="corps"><text:span text:style-name="T74">2</text:span></text:span><text:span text:style-name="corps"><text:span text:style-name="T75"> </text:span></text:span><text:span text:style-name="corps"><text:span text:style-name="T73">=</text:span></text:span><text:span text:style-name="corps"><text:span text:style-name="T75"> </text:span></text:span><text:span text:style-name="corps"><text:span text:style-name="T73">6</text:span></text:span><text:span text:style-name="corps"><text:span text:style-name="T75"> </text:span></text:span><text:span text:style-name="corps"><text:span text:style-name="T73">c</text:span></text:span><text:span text:style-name="corps"><text:span text:style-name="T75">L</text:span></text:span><text:span text:style-name="corps"><text:span text:style-name="T73"> de vinaigre pour la vinaigrette.</text:span></text:span></text:h>
          <text:list text:continue-numbering="true">
            <text:list-item>
              <text:p text:style-name="P39"><text:span text:style-name="_5f_Caractères_5f_gras"><text:span text:style-name="T45">Quelle est alors la quantité de vinaigrette obtenue ? <text:s/></text:span></text:span></text:p>
              <text:h text:style-name="P37" text:outline-level="1"><text:span text:style-name="corps"><text:span text:style-name="T73">Il y aura donc 15</text:span></text:span><text:span text:style-name="corps"><text:span text:style-name="T75"> cL </text:span></text:span><text:span text:style-name="corps"><text:span text:style-name="T73">+</text:span></text:span><text:span text:style-name="corps"><text:span text:style-name="T75"> </text:span></text:span><text:span text:style-name="corps"><text:span text:style-name="T73">6</text:span></text:span><text:span text:style-name="corps"><text:span text:style-name="T75"> cL </text:span></text:span><text:span text:style-name="corps"><text:span text:style-name="T73">=</text:span></text:span><text:span text:style-name="corps"><text:span text:style-name="T75"> </text:span></text:span><text:span text:style-name="corps"><text:span text:style-name="T73">21</text:span></text:span><text:span text:style-name="corps"><text:span text:style-name="T75"> </text:span></text:span><text:span text:style-name="corps"><text:span text:style-name="T73">c</text:span></text:span><text:span text:style-name="corps"><text:span text:style-name="T75">L</text:span></text:span><text:span text:style-name="corps"><text:span text:style-name="T73"> de vinaigrette.</text:span></text:span></text:h>
            </text:list-item>
          </text:list>
        </text:list-item>
        <text:list-item>
          <text:h text:style-name="P48" text:outline-level="1"><text:span text:style-name="_5f_Caractères_5f_gras"><text:span text:style-name="T29">Simplifie les ratios suivants : </text:span></text:span></text:h>
        </text:list-item>
      </text:list>
      <text:section text:style-name="Sect1" text:name="Section1">
        <text:list text:continue-numbering="true" text:style-name="_5f_Numérotation_20_des_20_exercices">
          <text:list-item>
            <text:list>
              <text:list-item>
                <text:p text:style-name="P40"><text:span text:style-name="_5f_Caractères_5f_gras"><text:span text:style-name="T29">70:20</text:span></text:span><text:span text:style-name="_5f_Caractères_5f_gras"><text:span text:style-name="T32"> =</text:span></text:span><text:span text:style-name="_5f_Caractères_5f_correction"><text:span text:style-name="T32"> </text:span></text:span><text:span text:style-name="_5f_Caractères_5f_correction"><text:span text:style-name="T35">7:2</text:span></text:span></text:p>
              </text:list-item>
              <text:list-item>
                <text:p text:style-name="P41"><text:span text:style-name="_5f_Caractères_5f_gras"><text:span text:style-name="T29">9:27</text:span></text:span><text:span text:style-name="_5f_Caractères_5f_gras"><text:span text:style-name="T32"> = </text:span></text:span><text:span text:style-name="_5f_Caractères_5f_gras"><text:span text:style-name="T79"> </text:span></text:span><text:span text:style-name="_5f_Caractères_5f_correction"><text:span text:style-name="T35">1:3</text:span></text:span></text:p>
              </text:list-item>
              <text:list-item>
                <text:p text:style-name="P41"><text:span text:style-name="_5f_Caractères_5f_gras"><text:span text:style-name="T29">52:13</text:span></text:span><text:span text:style-name="_5f_Caractères_5f_gras"><text:span text:style-name="T32"> =</text:span></text:span><text:span text:style-name="_5f_Caractères_5f_gras"><text:span text:style-name="T79"> </text:span></text:span><text:span text:style-name="_5f_Caractères_5f_correction"><text:span text:style-name="T36">4</text:span></text:span><text:span text:style-name="_5f_Caractères_5f_correction"><text:span text:style-name="T35">:</text:span></text:span><text:span text:style-name="_5f_Caractères_5f_correction"><text:span text:style-name="T36">1</text:span></text:span></text:p>
              </text:list-item>
              <text:list-item>
                <text:p text:style-name="P41"><text:span text:style-name="_5f_Caractères_5f_gras"><text:span text:style-name="T29">50:10:20</text:span></text:span><text:span text:style-name="_5f_Caractères_5f_gras"><text:span text:style-name="T32"> = </text:span></text:span><text:span text:style-name="_5f_Caractères_5f_gras"><text:span text:style-name="T79"> </text:span></text:span><text:span text:style-name="_5f_Caractères_5f_correction"><text:span text:style-name="T35">5:1:2</text:span></text:span></text:p>
              </text:list-item>
            </text:list>
          </text:list-item>
        </text:list>
      </text:section>
      <text:list text:continue-numbering="true" text:style-name="_5f_Numérotation_20_des_20_exercices">
        <text:list-item>
          <text:h text:style-name="P47" text:outline-level="1"><text:span text:style-name="_5f_Caractères_5f_gras">Jeux de lettres</text:span></text:h>
          <text:list>
            <text:list-item>
              <text:p text:style-name="P42"><text:span text:style-name="_5f_Caractères_5f_gras"><text:span text:style-name="T46">En j</text:span></text:span><text:span text:style-name="_5f_Caractères_5f_gras"><text:span text:style-name="T45">ustifi</text:span></text:span><text:span text:style-name="_5f_Caractères_5f_gras"><text:span text:style-name="T46">ant</text:span></text:span><text:span text:style-name="_5f_Caractères_5f_gras"><text:span text:style-name="T45"> ta réponse, </text:span></text:span><text:span text:style-name="_5f_Caractères_5f_gras"><text:span text:style-name="T46">dis si l</text:span></text:span><text:span text:style-name="_5f_Caractères_5f_gras"><text:span text:style-name="T29">es nombres de lettres dans les mots SESAMATH et PROPORTIONNALITÉ sont dans </text:span></text:span><text:span text:style-name="_5f_Caractères_5f_gras"><text:span text:style-name="T32">un</text:span></text:span><text:span text:style-name="_5f_Caractères_5f_gras"><text:span text:style-name="T29"> ratio </text:span></text:span><text:span text:style-name="_5f_Caractères_5f_gras"><text:span text:style-name="T32">de</text:span></text:span><text:span text:style-name="_5f_Caractères_5f_gras"><text:span text:style-name="T29"> 1:2.</text:span></text:span></text:p>
            </text:list-item>
          </text:list>
        </text:list-item>
      </text:list>
      <text:h text:style-name="P24" text:outline-level="1"><text:span text:style-name="corps"><text:span text:style-name="T111">Dans le mot </text:span></text:span><text:span text:style-name="corps"><text:span text:style-name="T91">sesamath,</text:span></text:span><text:span text:style-name="corps"><text:span text:style-name="T92"> </text:span></text:span><text:span text:style-name="corps"><text:span text:style-name="T91">il y a 8 lettres et dans le mot proportionnalité, il y en a 16 </text:span></text:span><text:span text:style-name="corps"><text:span text:style-name="T93">lettres</text:span></text:span><text:span text:style-name="corps"><text:span text:style-name="T91"> donc le nombre de lettres dans ces deux mots est dans </text:span></text:span><text:span text:style-name="corps"><text:span text:style-name="T94">un</text:span></text:span><text:span text:style-name="corps"><text:span text:style-name="T91"> ratio </text:span></text:span><text:span text:style-name="corps"><text:span text:style-name="T94">de :</text:span></text:span><text:span text:style-name="corps"><text:span text:style-name="T91"> 8</text:span></text:span><text:span text:style-name="_5f_Caractères_5f_gras"><text:span text:style-name="T99">:1</text:span></text:span><text:span text:style-name="_5f_Caractères_5f_gras"><text:span text:style-name="T100">6</text:span></text:span><text:span text:style-name="_5f_Caractères_5f_gras"><text:span text:style-name="T101"> =</text:span></text:span><text:span text:style-name="corps"><text:span text:style-name="T91">1:2.</text:span></text:span></text:h>
      <text:list text:continue-numbering="true" text:style-name="_5f_Numérotation_20_des_20_exercices">
        <text:list-item>
          <text:list>
            <text:list-item>
              <text:p text:style-name="P42"><text:span text:style-name="_5f_Caractères_5f_gras"><text:span text:style-name="T46">En j</text:span></text:span><text:span text:style-name="_5f_Caractères_5f_gras"><text:span text:style-name="T45">ustifi</text:span></text:span><text:span text:style-name="_5f_Caractères_5f_gras"><text:span text:style-name="T46">ant</text:span></text:span><text:span text:style-name="_5f_Caractères_5f_gras"><text:span text:style-name="T45"> ta réponse, </text:span></text:span><text:span text:style-name="_5f_Caractères_5f_gras"><text:span text:style-name="T46">dis si l</text:span></text:span><text:span text:style-name="_5f_Caractères_5f_gras"><text:span text:style-name="T29">es nombres de consonnes et de voyelles dans le mot PROPORTIONNALITÉ sont dans le ratio 9:16. </text:span></text:span></text:p>
            </text:list-item>
          </text:list>
        </text:list-item>
      </text:list>
      <text:h text:style-name="P24" text:outline-level="1"><text:span text:style-name="corps"><text:span text:style-name="T80">Dans ce mot il y a 9 consonnes pour 7 voyelles donc c’est faux.</text:span></text:span></text:h>
      <text:list text:continue-numbering="true" text:style-name="_5f_Numérotation_20_des_20_exercices">
        <text:list-item>
          <text:h text:style-name="P49" text:outline-level="1"><text:span text:style-name="_5f_Caractères_5f_gras"><text:span text:style-name="T46">En justifiant ta réponse, détermine le</text:span></text:span><text:span text:style-name="_5f_Caractères_5f_gras"><text:span text:style-name="T45"> nombre </text:span></text:span><text:span text:style-name="_5f_Caractères_5f_gras"><text:span text:style-name="T46">dont le ratio avec 63 est </text:span></text:span><text:span text:style-name="_5f_Caractères_5f_gras"><text:span text:style-name="T45">2:3.</text:span></text:span></text:h>
        </text:list-item>
      </text:list>
      <text:h text:style-name="P24" text:outline-level="1"><text:span text:style-name="corps"><text:span text:style-name="T81">Comme</text:span></text:span><text:span text:style-name="corps"><text:span text:style-name="T80"> </text:span></text:span><text:span text:style-name="corps"><text:span text:style-name="T112">63</text:span></text:span><text:span text:style-name="_5f_Caractères_5f_gras"><text:span text:style-name="T121"> </text:span></text:span><text:span text:style-name="Police_20_défaut"><text:span text:style-name="T88">÷</text:span></text:span><text:span text:style-name="_5f_Caractères_5f_gras"><text:span text:style-name="T102"> </text:span></text:span><text:span text:style-name="corps"><text:span text:style-name="T104">3</text:span></text:span><text:span text:style-name="_5f_Caractères_5f_gras"><text:span text:style-name="T121"> </text:span></text:span><text:span text:style-name="corps"><text:span text:style-name="T113">=</text:span></text:span><text:span text:style-name="_5f_Caractères_5f_gras"><text:span text:style-name="T121"> </text:span></text:span><text:span text:style-name="corps"><text:span text:style-name="T112">21</text:span></text:span><text:span text:style-name="corps"><text:span text:style-name="T80"> et </text:span></text:span><text:span text:style-name="corps"><text:span text:style-name="T81">que</text:span></text:span><text:span text:style-name="corps"><text:span text:style-name="T80"> 21</text:span></text:span><text:span text:style-name="corps"><text:span text:style-name="T82"> </text:span></text:span><text:span text:style-name="_5f_Correction_20_surligné"><text:span text:style-name="T85">×</text:span></text:span><text:span text:style-name="_5f_Correction_20_surligné"><text:span text:style-name="T86"> </text:span></text:span><text:span text:style-name="corps"><text:span text:style-name="T80">2</text:span></text:span><text:span text:style-name="corps"><text:span text:style-name="T82"> </text:span></text:span><text:span text:style-name="corps"><text:span text:style-name="T80">=</text:span></text:span><text:span text:style-name="corps"><text:span text:style-name="T82"> </text:span></text:span><text:span text:style-name="corps"><text:span text:style-name="T80">42, </text:span></text:span><text:span text:style-name="corps"><text:span text:style-name="T81">le nombre cherché est 42</text:span></text:span><text:span text:style-name="corps"><text:span text:style-name="T80">.</text:span></text:span></text:h>
      <text:list text:continue-numbering="true" text:style-name="_5f_Numérotation_20_des_20_exercices">
        <text:list-item>
          <text:h text:style-name="P45" text:outline-level="1"><text:span text:style-name="_5f_Caractères_5f_gras"><text:span text:style-name="T32">A sa création, </text:span></text:span><text:span text:style-name="_5f_Caractères_5f_gras"><text:span text:style-name="T29">Amine et </text:span></text:span><text:span text:style-name="_5f_Caractères_5f_gras"><text:span text:style-name="T34">Chloé</text:span></text:span><text:span text:style-name="_5f_Caractères_5f_gras"><text:span text:style-name="T29"> ont investi dans leur entreprise,</text:span></text:span><text:span text:style-name="_5f_Caractères_5f_gras"><text:span text:style-name="T45"> </text:span></text:span><text:span text:style-name="_5f_Caractères_5f_gras"><text:span text:style-name="T29">respectivement 6</text:span></text:span><text:span text:style-name="_5f_Caractères_5f_gras"><text:span text:style-name="T42"> </text:span></text:span><text:span text:style-name="_5f_Caractères_5f_gras"><text:span text:style-name="T29">000</text:span></text:span><text:span text:style-name="_5f_Caractères_5f_gras"><text:span text:style-name="T42"> </text:span></text:span><text:span text:style-name="_5f_Caractères_5f_gras"><text:span text:style-name="T29">€ et 10</text:span></text:span><text:span text:style-name="_5f_Caractères_5f_gras"><text:span text:style-name="T42"> </text:span></text:span><text:span text:style-name="_5f_Caractères_5f_gras"><text:span text:style-name="T29">000</text:span></text:span><text:span text:style-name="_5f_Caractères_5f_gras"><text:span text:style-name="T42"> </text:span></text:span><text:span text:style-name="_5f_Caractères_5f_gras"><text:span text:style-name="T29">€. </text:span></text:span><text:span text:style-name="_5f_Caractères_5f_gras"><text:span text:style-name="T32">Celle-ci</text:span></text:span><text:span text:style-name="_5f_Caractères_5f_gras"><text:span text:style-name="T29"> a pris de la valeur et vaut maintenant 220</text:span></text:span><text:span text:style-name="_5f_Caractères_5f_gras"><text:span text:style-name="T42"> </text:span></text:span><text:span text:style-name="_5f_Caractères_5f_gras"><text:span text:style-name="T29">000</text:span></text:span><text:span text:style-name="_5f_Caractères_5f_gras"><text:span text:style-name="T42"> </text:span></text:span><text:span text:style-name="_5f_Caractères_5f_gras"><text:span text:style-name="T29">€.<text:line-break/>Les deux amis souhaitent vendre leur société et réaliser un partage proportionnel à leurs mises. </text:span></text:span></text:h>
          <text:list>
            <text:list-item>
              <text:p text:style-name="P43"><text:span text:style-name="_5f_Caractères_5f_gras"><text:span text:style-name="T47">Quel est le ratio qui correspond à </text:span></text:span><text:span text:style-name="_5f_Caractères_5f_gras"><text:span text:style-name="T48">l’</text:span></text:span><text:span text:style-name="_5f_Caractères_5f_gras"><text:span text:style-name="T47">investissement </text:span></text:span><text:span text:style-name="_5f_Caractères_5f_gras"><text:span text:style-name="T49">de Amine et </text:span></text:span><text:span text:style-name="_5f_Caractères_5f_gras"><text:span text:style-name="T50">Chloé</text:span></text:span><text:span text:style-name="_5f_Caractères_5f_gras"><text:span text:style-name="T48"> </text:span></text:span><text:span text:style-name="_5f_Caractères_5f_gras"><text:span text:style-name="T47">?</text:span></text:span></text:p>
            </text:list-item>
          </text:list>
        </text:list-item>
      </text:list>
      <text:h text:style-name="_5f_Paragraphe_5f_Correction" text:outline-level="1"><text:span text:style-name="corps"><text:span text:style-name="T62">Le ratio </text:span></text:span><text:span text:style-name="_5f_Caractères_5f_gras"><text:span text:style-name="T54">qui correspond à </text:span></text:span><text:span text:style-name="_5f_Caractères_5f_gras"><text:span text:style-name="T55">l’</text:span></text:span><text:span text:style-name="_5f_Caractères_5f_gras"><text:span text:style-name="T54">investissement </text:span></text:span><text:span text:style-name="_5f_Caractères_5f_gras"><text:span text:style-name="T56">de Amine et Chloé</text:span></text:span><text:span text:style-name="_5f_Caractères_5f_gras"><text:span text:style-name="T54"> </text:span></text:span><text:span text:style-name="corps"><text:span text:style-name="T62">est de 6</text:span></text:span><text:span text:style-name="corps"><text:span text:style-name="T63"> </text:span></text:span><text:span text:style-name="corps"><text:span text:style-name="T62">000:10</text:span></text:span><text:span text:style-name="corps"><text:span text:style-name="T63"> </text:span></text:span><text:span text:style-name="corps"><text:span text:style-name="T62">000 </text:span></text:span><text:span text:style-name="corps"><text:span text:style-name="T64">soit </text:span></text:span><text:span text:style-name="corps"><text:span text:style-name="T63">3</text:span></text:span><text:span text:style-name="corps"><text:span text:style-name="T64">:</text:span></text:span><text:span text:style-name="corps"><text:span text:style-name="T63">5</text:span></text:span><text:span text:style-name="corps"><text:span text:style-name="T64">.</text:span></text:span></text:h>
      <text:h text:style-name="_5f_Paragraphe_5f_Correction" text:outline-level="1"><text:span text:style-name="corps"><text:span text:style-name="T60">Il y a </text:span></text:span><text:span text:style-name="corps"><text:span text:style-name="T58">8 </text:span></text:span><text:span text:style-name="corps"><text:span text:style-name="T60">parts égales au total, </text:span></text:span><text:span text:style-name="corps"><text:span text:style-name="T58">3 pour </text:span></text:span><text:span text:style-name="corps"><text:span text:style-name="T61">Amine</text:span></text:span><text:span text:style-name="corps"><text:span text:style-name="T58"> et 5 pour Chloé.</text:span></text:span></text:h>
      <text:list text:continue-numbering="true" text:style-name="_5f_Numérotation_20_des_20_exercices">
        <text:list-item>
          <text:list>
            <text:list-item>
              <text:p text:style-name="P43"><text:span text:style-name="_5f_Caractères_5f_gras"><text:span text:style-name="T47">Combien chacun va-t-il obtenir ? <text:s/></text:span></text:span></text:p>
            </text:list-item>
          </text:list>
        </text:list-item>
      </text:list>
      <text:h text:style-name="P24" text:outline-level="1"><text:span text:style-name="corps"><text:span text:style-name="T113">Une part </text:span></text:span><text:span text:style-name="corps"><text:span text:style-name="T114">vaut :</text:span></text:span><text:span text:style-name="corps"><text:span text:style-name="T113"> 2</text:span></text:span><text:span text:style-name="corps"><text:span text:style-name="T114">20 000 €</text:span></text:span><text:span text:style-name="_5f_Caractères_5f_gras"><text:span text:style-name="T121"> </text:span></text:span><text:span text:style-name="Police_20_défaut"><text:span text:style-name="T88">÷</text:span></text:span><text:span text:style-name="_5f_Caractères_5f_gras"><text:span text:style-name="T102"> </text:span></text:span><text:span text:style-name="corps"><text:span text:style-name="T113">8</text:span></text:span><text:span text:style-name="_5f_Caractères_5f_gras"><text:span text:style-name="T121"> </text:span></text:span><text:span text:style-name="corps"><text:span text:style-name="T113">=</text:span></text:span><text:span text:style-name="_5f_Caractères_5f_gras"><text:span text:style-name="T121"> </text:span></text:span><text:span text:style-name="corps"><text:span text:style-name="T119">27 500 €</text:span></text:span><text:span text:style-name="corps"><text:span text:style-name="T115">.</text:span></text:span></text:h>
      <text:h text:style-name="P24" text:outline-level="1"><text:span text:style-name="corps"><text:span text:style-name="T64">Amine recevrait : </text:span></text:span><text:span text:style-name="corps"><text:span text:style-name="T119">27 500 €</text:span></text:span><text:span text:style-name="corps"><text:span text:style-name="T123"> </text:span></text:span><text:span text:style-name="_5f_Correction_20_surligné"><text:span text:style-name="T126">×</text:span></text:span><text:span text:style-name="_5f_Correction_20_surligné"><text:span text:style-name="T127"> </text:span></text:span><text:span text:style-name="corps"><text:span text:style-name="T124">3</text:span></text:span><text:span text:style-name="corps"><text:span text:style-name="T123"> </text:span></text:span><text:span text:style-name="corps"><text:span text:style-name="T124">=</text:span></text:span><text:span text:style-name="corps"><text:span text:style-name="T123"> </text:span></text:span><text:span text:style-name="corps"><text:span text:style-name="T64">82</text:span></text:span><text:span text:style-name="corps"><text:span text:style-name="T123"> </text:span></text:span><text:span text:style-name="corps"><text:span text:style-name="T64">500</text:span></text:span><text:span text:style-name="corps"><text:span text:style-name="T119"> €</text:span></text:span></text:h>
      <text:h text:style-name="_5f_Paragraphe_5f_Correction" text:outline-level="1"><text:span text:style-name="corps"><text:span text:style-name="T64">et Chloé</text:span></text:span><text:span text:style-name="corps"><text:span text:style-name="T61"> </text:span></text:span><text:span text:style-name="corps"><text:span text:style-name="T64">: </text:span></text:span><text:span text:style-name="corps"><text:span text:style-name="T119">27 500 €</text:span></text:span><text:span text:style-name="corps"><text:span text:style-name="T123"> </text:span></text:span><text:span text:style-name="_5f_Correction_20_surligné"><text:span text:style-name="T126">×</text:span></text:span><text:span text:style-name="_5f_Correction_20_surligné"><text:span text:style-name="T127"> </text:span></text:span><text:span text:style-name="corps"><text:span text:style-name="T124">5</text:span></text:span><text:span text:style-name="corps"><text:span text:style-name="T123"> </text:span></text:span><text:span text:style-name="corps"><text:span text:style-name="T124">=</text:span></text:span><text:span text:style-name="corps"><text:span text:style-name="T123"> </text:span></text:span><text:span text:style-name="corps"><text:span text:style-name="T69">137</text:span></text:span><text:span text:style-name="corps"><text:span text:style-name="T70"> </text:span></text:span><text:span text:style-name="corps"><text:span text:style-name="T69">500</text:span></text:span><text:span text:style-name="corps"><text:span text:style-name="T119"> €</text:span></text:span><text:span text:style-name="_5f_pointillés_20_gris"><text:span text:style-name="T76">.</text:span></text:span></text:h>
      <text:list text:continue-numbering="true" text:style-name="_5f_Numérotation_20_des_20_exercices">
        <text:list-item>
          <text:h text:style-name="P48" text:outline-level="1"><text:span text:style-name="_5f_Caractères_5f_gras"><text:span text:style-name="T29">Loubna dispose de 180 billes. 130 sont rouges et les autres sont bleues.<text:line-break/>Dans quel ratio sont les billes rouges et les billes bleues ?</text:span></text:span></text:h>
        </text:list-item>
      </text:list>
      <text:h text:style-name="P24" text:outline-level="1"><text:span text:style-name="corps"><text:span text:style-name="T116">Comme il y a </text:span></text:span><text:span text:style-name="corps"><text:span text:style-name="T117">180 billes </text:span></text:span><text:span text:style-name="corps"><text:span text:style-name="T97">en tout dont 130 billes rouges, </text:span></text:span><text:span text:style-name="corps"><text:span text:style-name="T94">i</text:span></text:span><text:span text:style-name="corps"><text:span text:style-name="T97">l y a 50 billes bleues.</text:span></text:span></text:h>
      <text:h text:style-name="P24" text:outline-level="1"><text:span text:style-name="corps"><text:span text:style-name="T95">Le ratio est </text:span></text:span><text:span text:style-name="corps"><text:span text:style-name="T94">donc </text:span></text:span><text:span text:style-name="corps"><text:span text:style-name="T95">de</text:span></text:span><text:span text:style-name="corps"><text:span text:style-name="T94"> </text:span></text:span><text:span text:style-name="corps"><text:span text:style-name="T95">: 13</text:span></text:span><text:span text:style-name="corps"><text:span text:style-name="T96">0</text:span></text:span><text:span text:style-name="corps"><text:span text:style-name="T95">:5</text:span></text:span><text:span text:style-name="corps"><text:span text:style-name="T96">0 ou 13:5</text:span></text:span><text:span text:style-name="corps"><text:span text:style-name="T95">.</text:span></text:span></text:h>
      <text:list text:continue-numbering="true" text:style-name="_5f_Numérotation_20_des_20_exercices">
        <text:list-item>
          <text:h text:style-name="P48" text:outline-level="1"><text:span text:style-name="_5f_Caractères_5f_gras"><text:span text:style-name="T29">L</text:span></text:span><text:span text:style-name="_5f_Caractères_5f_gras"><text:span text:style-name="T31">e bronze blanc est un alliage de trois métaux Zinc – Étain – Cuivre </text:span></text:span><text:span text:style-name="_5f_Caractères_5f_gras"><text:span text:style-name="T32">dans</text:span></text:span><text:span text:style-name="_5f_Caractères_5f_gras"><text:span text:style-name="T31"> un ratio </text:span></text:span><text:span text:style-name="_5f_Caractères_5f_gras"><text:span text:style-name="T32">de</text:span></text:span><text:span text:style-name="_5f_Caractères_5f_gras"><text:span text:style-name="T31"> 1:5:14.<text:line-break/></text:span></text:span><text:span text:style-name="_5f_Caractères_5f_gras"><text:span text:style-name="T29">Dans </text:span></text:span><text:span text:style-name="_5f_Caractères_5f_gras"><text:span text:style-name="T31">un échantillon de cet alliage de masse 1 kg, détermine la masse de chaque métal.</text:span></text:span></text:h>
        </text:list-item>
      </text:list>
      <text:h text:style-name="P24" text:outline-level="1"><text:span text:style-name="corps"><text:span text:style-name="T77">Comme le ratio est </text:span></text:span><text:span text:style-name="_5f_Caractères_5f_gras"><text:span text:style-name="T51">1:5:14 </text:span></text:span><text:span text:style-name="_5f_Caractères_5f_gras"><text:span text:style-name="T52">et que 1 + 5 + 14 = 20,</text:span></text:span><text:span text:style-name="_5f_Caractères_5f_gras"><text:span text:style-name="T51"> </text:span></text:span><text:span text:style-name="_5f_Caractères_5f_gras"><text:span text:style-name="T53">cet alliage est constitué de 20 parts égales. 1 pour le zinc, 5 pour l’étain et 14 pour le cuivre.</text:span></text:span></text:h>
      <text:h text:style-name="P24" text:outline-level="1"><text:span text:style-name="corps"><text:span text:style-name="T80">Pour 1</text:span></text:span><text:span text:style-name="corps"><text:span text:style-name="T84"> </text:span></text:span><text:span text:style-name="corps"><text:span text:style-name="T80">000</text:span></text:span><text:span text:style-name="corps"><text:span text:style-name="T84"> </text:span></text:span><text:span text:style-name="corps"><text:span text:style-name="T80">g de bronze il y a </text:span></text:span><text:span text:style-name="corps"><text:span text:style-name="T81">donc</text:span></text:span><text:span text:style-name="corps"><text:span text:style-name="T84"> </text:span></text:span><text:span text:style-name="corps"><text:span text:style-name="T80">:</text:span></text:span></text:h>
      <text:h text:style-name="P24" text:outline-level="1"><text:span text:style-name="corps"><text:span text:style-name="T122">1</text:span></text:span><text:span text:style-name="corps"><text:span text:style-name="T121"> 00</text:span></text:span><text:span text:style-name="corps"><text:span text:style-name="T120">0 </text:span></text:span><text:span text:style-name="corps"><text:span text:style-name="T122">g</text:span></text:span><text:span text:style-name="_5f_Caractères_5f_gras"><text:span text:style-name="T121"> </text:span></text:span><text:span text:style-name="Police_20_défaut"><text:span text:style-name="T88">÷</text:span></text:span><text:span text:style-name="_5f_Caractères_5f_gras"><text:span text:style-name="T102"> </text:span></text:span><text:span text:style-name="_5f_Caractères_5f_gras"><text:span text:style-name="T103">2</text:span></text:span><text:span text:style-name="corps"><text:span text:style-name="T105">0</text:span></text:span><text:span text:style-name="corps"><text:span text:style-name="T106"> </text:span></text:span><text:span text:style-name="_5f_Correction_20_surligné"><text:span text:style-name="T109">×</text:span></text:span><text:span text:style-name="_5f_Correction_20_surligné"><text:span text:style-name="T110"> </text:span></text:span><text:span text:style-name="corps"><text:span text:style-name="T107">1</text:span></text:span><text:span text:style-name="corps"><text:span text:style-name="T108"> </text:span></text:span><text:span text:style-name="corps"><text:span text:style-name="T113">=</text:span></text:span><text:span text:style-name="_5f_Caractères_5f_gras"><text:span text:style-name="T121"> </text:span></text:span><text:span text:style-name="corps"><text:span text:style-name="T80">50</text:span></text:span><text:span text:style-name="corps"><text:span text:style-name="T84"> </text:span></text:span><text:span text:style-name="corps"><text:span text:style-name="T80">g de Zinc, </text:span></text:span></text:h>
      <text:h text:style-name="P24" text:outline-level="1"><text:span text:style-name="corps"><text:span text:style-name="T122">1</text:span></text:span><text:span text:style-name="corps"><text:span text:style-name="T121"> 00</text:span></text:span><text:span text:style-name="corps"><text:span text:style-name="T120">0 </text:span></text:span><text:span text:style-name="corps"><text:span text:style-name="T122">g</text:span></text:span><text:span text:style-name="_5f_Caractères_5f_gras"><text:span text:style-name="T121"> </text:span></text:span><text:span text:style-name="Police_20_défaut"><text:span text:style-name="T88">÷</text:span></text:span><text:span text:style-name="_5f_Caractères_5f_gras"><text:span text:style-name="T102"> </text:span></text:span><text:span text:style-name="_5f_Caractères_5f_gras"><text:span text:style-name="T103">2</text:span></text:span><text:span text:style-name="corps"><text:span text:style-name="T105">0</text:span></text:span><text:span text:style-name="corps"><text:span text:style-name="T106"> </text:span></text:span><text:span text:style-name="_5f_Correction_20_surligné"><text:span text:style-name="T109">×</text:span></text:span><text:span text:style-name="_5f_Correction_20_surligné"><text:span text:style-name="T110"> </text:span></text:span><text:span text:style-name="corps"><text:span text:style-name="T107">5</text:span></text:span><text:span text:style-name="corps"><text:span text:style-name="T108"> </text:span></text:span><text:span text:style-name="corps"><text:span text:style-name="T113">=</text:span></text:span><text:span text:style-name="_5f_Caractères_5f_gras"><text:span text:style-name="T121"> </text:span></text:span><text:span text:style-name="_5f_Caractères_5f_gras"><text:span text:style-name="T122">2</text:span></text:span><text:span text:style-name="corps"><text:span text:style-name="T80">50</text:span></text:span><text:span text:style-name="corps"><text:span text:style-name="T84"> </text:span></text:span><text:span text:style-name="corps"><text:span text:style-name="T80">g d’</text:span></text:span><text:span text:style-name="_5f_Caractères_5f_gras"><text:span text:style-name="T41">É</text:span></text:span><text:span text:style-name="corps"><text:span text:style-name="T80">tain</text:span></text:span></text:h>
      <text:h text:style-name="P24" text:outline-level="1"><text:span text:style-name="corps"><text:span text:style-name="T80">et </text:span></text:span><text:span text:style-name="corps"><text:span text:style-name="T122">1</text:span></text:span><text:span text:style-name="corps"><text:span text:style-name="T121"> 00</text:span></text:span><text:span text:style-name="corps"><text:span text:style-name="T120">0 </text:span></text:span><text:span text:style-name="corps"><text:span text:style-name="T122">g</text:span></text:span><text:span text:style-name="_5f_Caractères_5f_gras"><text:span text:style-name="T121"> </text:span></text:span><text:span text:style-name="Police_20_défaut"><text:span text:style-name="T88">÷</text:span></text:span><text:span text:style-name="_5f_Caractères_5f_gras"><text:span text:style-name="T102"> </text:span></text:span><text:span text:style-name="_5f_Caractères_5f_gras"><text:span text:style-name="T103">2</text:span></text:span><text:span text:style-name="corps"><text:span text:style-name="T105">0</text:span></text:span><text:span text:style-name="corps"><text:span text:style-name="T106"> </text:span></text:span><text:span text:style-name="_5f_Correction_20_surligné"><text:span text:style-name="T109">×</text:span></text:span><text:span text:style-name="_5f_Correction_20_surligné"><text:span text:style-name="T110"> </text:span></text:span><text:span text:style-name="corps"><text:span text:style-name="T107">14</text:span></text:span><text:span text:style-name="corps"><text:span text:style-name="T108"> </text:span></text:span><text:span text:style-name="corps"><text:span text:style-name="T113">=</text:span></text:span><text:span text:style-name="_5f_Caractères_5f_gras"><text:span text:style-name="T121"> </text:span></text:span><text:span text:style-name="_5f_Caractères_5f_gras"><text:span text:style-name="T122">70</text:span></text:span><text:span text:style-name="corps"><text:span text:style-name="T80">0</text:span></text:span><text:span text:style-name="corps"><text:span text:style-name="T84"> </text:span></text:span><text:span text:style-name="corps"><text:span text:style-name="T80">g</text:span></text:span><text:span text:style-name="corps"><text:span text:style-name="T98"> de Cuivre</text:span></text:span></text:h>
      <text:list text:continue-numbering="true" text:style-name="_5f_Numérotation_20_des_20_exercices">
        <text:list-header>
          <text:h text:style-name="P48" text:outline-level="1"><text:span text:style-name="_5f_Caractères_5f_gras"><text:span text:style-name="T29"/></text:span></text:h>
        </text:list-header>
        <text:list-item>
          <text:h text:style-name="P50" text:outline-level="1"><text:soft-page-break/><text:span text:style-name="_5f_Caractères_5f_gras"><text:span text:style-name="T29">Pour confectionner un gâteau au chocolat pour 2 personnes, Bill utilise les ingrédients suivants : 65</text:span></text:span><text:span text:style-name="_5f_Caractères_5f_gras"><text:span text:style-name="T42"> </text:span></text:span><text:span text:style-name="_5f_Caractères_5f_gras"><text:span text:style-name="T29">g de sucre</text:span></text:span><text:span text:style-name="_5f_Caractères_5f_gras"><text:span text:style-name="T30"> </text:span></text:span><text:span text:style-name="_5f_Caractères_5f_gras"><text:span text:style-name="T29">; 2 œufs</text:span></text:span><text:span text:style-name="_5f_Caractères_5f_gras"><text:span text:style-name="T30"> </text:span></text:span><text:span text:style-name="_5f_Caractères_5f_gras"><text:span text:style-name="T29">; 75</text:span></text:span><text:span text:style-name="_5f_Caractères_5f_gras"><text:span text:style-name="T42"> </text:span></text:span><text:span text:style-name="_5f_Caractères_5f_gras"><text:span text:style-name="T29">g de beurre</text:span></text:span><text:span text:style-name="_5f_Caractères_5f_gras"><text:span text:style-name="T30"> </text:span></text:span><text:span text:style-name="_5f_Caractères_5f_gras"><text:span text:style-name="T29">; 30</text:span></text:span><text:span text:style-name="_5f_Caractères_5f_gras"><text:span text:style-name="T42"> </text:span></text:span><text:span text:style-name="_5f_Caractères_5f_gras"><text:span text:style-name="T29">g de farine</text:span></text:span><text:span text:style-name="_5f_Caractères_5f_gras"><text:span text:style-name="T30"> </text:span></text:span><text:span text:style-name="_5f_Caractères_5f_gras"><text:span text:style-name="T29">; 100</text:span></text:span><text:span text:style-name="_5f_Caractères_5f_gras"><text:span text:style-name="T42"> </text:span></text:span><text:span text:style-name="_5f_Caractères_5f_gras"><text:span text:style-name="T29">g de chocolat </text:span></text:span></text:h>
          <text:list>
            <text:list-item>
              <text:p text:style-name="P38"><text:span text:style-name="_5f_Caractères_5f_gras"><text:span text:style-name="T29">Quel est le ratio </text:span></text:span><text:span text:style-name="_5f_Caractères_5f_gras"><text:span text:style-name="T32">correspondant à la </text:span></text:span><text:span text:style-name="_5f_Caractères_5f_gras"><text:span text:style-name="T29">masse de beurre </text:span></text:span><text:span text:style-name="_5f_Caractères_5f_gras"><text:span text:style-name="T32">et celle du</text:span></text:span><text:span text:style-name="_5f_Caractères_5f_gras"><text:span text:style-name="T29"> chocolat</text:span></text:span><text:span text:style-name="_5f_Caractères_5f_gras"><text:span text:style-name="T32"> </text:span></text:span><text:span text:style-name="_5f_Caractères_5f_gras"><text:span text:style-name="T29">? </text:span></text:span><text:span text:style-name="_5f_Caractères_5f_gras"><text:span text:style-name="T32">Réduis l’écriture de ce ratio.</text:span></text:span></text:p>
            </text:list-item>
          </text:list>
        </text:list-item>
      </text:list>
      <text:h text:style-name="P24" text:outline-level="1"><text:span text:style-name="corps"><text:span text:style-name="T84">Le ratio est</text:span></text:span><text:span text:style-name="corps"><text:span text:style-name="T81"> </text:span></text:span><text:span text:style-name="corps"><text:span text:style-name="T84">:</text:span></text:span><text:span text:style-name="corps"><text:span text:style-name="T80"> </text:span></text:span><text:span text:style-name="corps"><text:span text:style-name="T84">75:100</text:span></text:span><text:span text:style-name="corps"><text:span text:style-name="T59"> </text:span></text:span><text:span text:style-name="corps"><text:span text:style-name="T65">=</text:span></text:span><text:span text:style-name="corps"><text:span text:style-name="T59"> </text:span></text:span><text:span text:style-name="corps"><text:span text:style-name="T78">3:4 </text:span></text:span><text:span text:style-name="corps"><text:span text:style-name="T84">.</text:span></text:span></text:h>
      <text:list text:continue-numbering="true" text:style-name="_5f_Numérotation_20_des_20_exercices">
        <text:list-item>
          <text:list>
            <text:list-item>
              <text:p text:style-name="P44"><text:span text:style-name="_5f_Caractères_5f_gras"><text:span text:style-name="T29">Calcule la quantité de farine et la quantité de beurre nécessaires pour 250</text:span></text:span><text:span text:style-name="_5f_Caractères_5f_gras"><text:span text:style-name="T42"> </text:span></text:span><text:span text:style-name="_5f_Caractères_5f_gras"><text:span text:style-name="T29">g de chocolat noir suivant la recette ci-dessus. </text:span></text:span></text:p>
            </text:list-item>
          </text:list>
        </text:list-item>
      </text:list>
      <text:h text:style-name="P24" text:outline-level="1"><text:span text:style-name="_5f_Caractères_5f_gras"><text:span text:style-name="T39">250</text:span></text:span><text:span text:style-name="_5f_Caractères_5f_gras"><text:span text:style-name="T43"> </text:span></text:span><text:span text:style-name="_5f_Caractères_5f_gras"><text:span text:style-name="T39">g</text:span></text:span><text:span text:style-name="_5f_Caractères_5f_gras"><text:span text:style-name="T40"> = </text:span></text:span><text:span text:style-name="corps"><text:span text:style-name="T118">1</text:span></text:span><text:span text:style-name="corps"><text:span text:style-name="T66">00</text:span></text:span><text:span text:style-name="corps"><text:span text:style-name="T67"> </text:span></text:span><text:span text:style-name="corps"><text:span text:style-name="T68">g</text:span></text:span><text:span text:style-name="corps"><text:span text:style-name="T123"> </text:span></text:span><text:span text:style-name="_5f_Correction_20_surligné"><text:span text:style-name="T126">×</text:span></text:span><text:span text:style-name="_5f_Correction_20_surligné"><text:span text:style-name="T127"> </text:span></text:span><text:span text:style-name="corps"><text:span text:style-name="T125">2,5</text:span></text:span></text:h>
      <text:h text:style-name="P24" text:outline-level="1"><text:span text:style-name="corps"><text:span text:style-name="T125">Il suffit donc de multiplier toutes les quantités par 2,5.</text:span></text:span></text:h>
      <text:h text:style-name="P24" text:outline-level="1"><text:span text:style-name="corps"><text:span text:style-name="T125">Quantité de farine : </text:span></text:span><text:span text:style-name="corps"><text:span text:style-name="T71">30</text:span></text:span><text:span text:style-name="corps"><text:span text:style-name="T72"> </text:span></text:span><text:span text:style-name="corps"><text:span text:style-name="T71">g</text:span></text:span><text:span text:style-name="corps"><text:span text:style-name="T123"> </text:span></text:span><text:span text:style-name="_5f_Correction_20_surligné"><text:span text:style-name="T126">×</text:span></text:span><text:span text:style-name="_5f_Correction_20_surligné"><text:span text:style-name="T127"> </text:span></text:span><text:span text:style-name="corps"><text:span text:style-name="T125">2,5 = 75 g.</text:span></text:span></text:h>
      <text:h text:style-name="_5f_Paragraphe_5f_Correction" text:outline-level="1"><text:span text:style-name="corps"><text:span text:style-name="T125">Quantité de beurre : </text:span></text:span><text:span text:style-name="corps"><text:span text:style-name="T71">75</text:span></text:span><text:span text:style-name="corps"><text:span text:style-name="T72"> </text:span></text:span><text:span text:style-name="corps"><text:span text:style-name="T71">g</text:span></text:span><text:span text:style-name="corps"><text:span text:style-name="T123"> </text:span></text:span><text:span text:style-name="_5f_Correction_20_surligné"><text:span text:style-name="T126">×</text:span></text:span><text:span text:style-name="_5f_Correction_20_surligné"><text:span text:style-name="T127"> </text:span></text:span><text:span text:style-name="corps"><text:span text:style-name="T125">2,5 = 187,5 g.</text:span></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7"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7"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7"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7"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 style:display-name="_Paragraphe_Réponse_Elève_Fraction" style:family="paragraph" style:parent-style-name="_5f_STYLES_5f_PARAGRAPHES_5f_SESAMATH"/>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7"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7"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7"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7"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7"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Police_20_par_20_défaut" style:display-name="Police par défaut" style:family="text">
      <style:text-properties style:font-name="Bitstream Vera Sans7"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corps" style:family="text">
      <style:text-properties style:font-name="Bitstream Vera Sans7" fo:font-family="'Bitstream Vera Sans'" style:font-style-name="Roman" style:font-family-generic="swiss" style:font-pitch="variable" fo:font-size="11pt"/>
    </style:style>
    <style:style style:name="_5f_Correction_20_surligné" style:display-name="_Correction surligné" style:family="text">
      <style:text-properties fo:color="#000000" loext:opacity="100%" style:font-name="Bitstream Vera Sans5" fo:font-family="'Bitstream Vera Sans'" style:font-style-name="Oblique" style:font-family-generic="swiss" style:font-pitch="variable" fo:font-size="10pt" fo:font-style="normal" fo:background-color="#ffff00" style:font-name-asian="Bitstream Vera Sans5" style:font-family-asian="'Bitstream Vera Sans'" style:font-style-name-asian="Oblique" style:font-family-generic-asian="swiss" style:font-pitch-asian="variable" style:font-name-complex="Bitstream Vera Sans5" style:font-family-complex="'Bitstream Vera Sans'" style:font-style-name-complex="Oblique" style:font-family-generic-complex="swiss" style:font-pitch-complex="variabl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number:number-style style:name="N117">
      <number:number number:decimal-places="1" number:min-decimal-places="1" number:min-integer-digits="1"/>
    </number:number-style>
    <number:percentage-style style:name="N118">
      <number:number number:decimal-places="1" number:min-decimal-places="1"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cc47d6" officeooo:paragraph-rsid="00cc47d6"/>
    </style:style>
    <style:style style:name="MP24" style:family="paragraph" style:parent-style-name="_5f_Header_20_D_20_page_20_paire_20__28_G_29_">
      <style:text-properties officeooo:rsid="00cfdc8a" officeooo:paragraph-rsid="00cfdc8a"/>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7" fo:font-size="9pt" officeooo:rsid="00cdbf01" officeooo:paragraph-rsid="00cdbf01" fo:background-color="transparent"/>
    </style:style>
    <style:style style:name="MP27" style:family="paragraph" style:parent-style-name="Footer">
      <style:text-properties fo:text-transform="uppercase" fo:color="#808080" loext:opacity="100%" style:font-name="Bitstream Vera Sans7" fo:font-size="9pt" officeooo:rsid="00cfdc8a" officeooo:paragraph-rsid="00cfdc8a" fo:background-color="transparent"/>
    </style:style>
    <style:style style:name="MP28" style:family="paragraph" style:parent-style-name="_5f_Header_20_M_20_page_20_impaire_20__28_D_29_">
      <style:text-properties officeooo:paragraph-rsid="02af0d27"/>
    </style:style>
    <style:style style:name="MP29" style:family="paragraph">
      <loext:graphic-properties draw:fill="solid" draw:fill-color="#7fb241"/>
    </style:style>
    <style:style style:name="MP30" style:family="paragraph" style:parent-style-name="_5f_Header_20_M_20_page_20_paire_20__28_G_29_">
      <style:text-properties officeooo:paragraph-rsid="02af0d27"/>
    </style:style>
    <style:style style:name="MP3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officeooo:paragraph-rsid="008d016c"/>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7" fo:font-size="9pt" officeooo:rsid="033506eb" fo:background-color="transparent" loext:char-shading-value="0"/>
    </style:style>
    <style:style style:name="MT6" style:family="text">
      <style:text-properties fo:text-transform="uppercase" fo:color="#808080" loext:opacity="100%" style:font-name="Bitstream Vera Sans7" fo:font-size="9pt" officeooo:rsid="00d8520c" fo:background-color="transparent" loext:char-shading-value="0"/>
    </style:style>
    <style:style style:name="MT7" style:family="text">
      <style:text-properties fo:text-transform="uppercase" fo:color="#808080" loext:opacity="100%" style:font-name="Bitstream Vera Sans7" fo:font-size="9pt" officeooo:rsid="030c4d7d" fo:background-color="transparent" loext:char-shading-value="0"/>
    </style:style>
    <style:style style:name="MT8"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7"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7"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7" fo:font-size="9pt" officeooo:rsid="010c4d3a" fo:background-color="transparent" loext:char-shading-value="0"/>
    </style:style>
    <style:style style:name="MT17" style:family="text">
      <style:text-properties fo:text-transform="uppercase" fo:color="#808080" loext:opacity="100%" style:font-name="Bitstream Vera Sans7" fo:font-size="9pt" officeooo:rsid="010d212a" fo:background-color="transparent" loext:char-shading-value="0"/>
    </style:style>
    <style:style style:name="MT18" style:family="text">
      <style:text-properties fo:text-transform="uppercase" fo:color="#808080" loext:opacity="100%" style:font-name="Bitstream Vera Sans7" fo:font-size="9pt" officeooo:rsid="015c53e1" fo:background-color="transparent" loext:char-shading-value="0"/>
    </style:style>
    <style:style style:name="MT19" style:family="text">
      <style:text-properties officeooo:rsid="00545a20"/>
    </style:style>
    <style:style style:name="MT20" style:family="text">
      <style:text-properties officeooo:rsid="00cdbf01"/>
    </style:style>
    <style:style style:name="MT21" style:family="text">
      <style:text-properties fo:font-variant="small-caps" fo:color="#7fb241" loext:opacity="100%" style:font-name="Bitstream Vera Sans7" fo:font-size="16pt" fo:font-weight="bold" officeooo:rsid="02768590"/>
    </style:style>
    <style:style style:name="MT22" style:family="text">
      <style:text-properties fo:font-variant="small-caps" fo:color="#7fb241" loext:opacity="100%" style:font-name="Bitstream Vera Sans7" fo:font-size="16pt" fo:font-weight="bold" officeooo:rsid="0021cde5"/>
    </style:style>
    <style:style style:name="MT23" style:family="text">
      <style:text-properties fo:text-transform="uppercase" fo:color="#808080" loext:opacity="100%" style:font-name="Bitstream Vera Sans7"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text-transform="uppercase" fo:color="#808080" loext:opacity="100%" style:font-name="Bitstream Vera Sans7" fo:font-size="9pt" officeooo:rsid="02768590" fo:background-color="transparent" loext:char-shading-value="0"/>
    </style:style>
    <style:style style:name="MT27" style:family="text">
      <style:text-properties fo:text-transform="uppercase" fo:color="#808080" loext:opacity="100%" style:font-name="Bitstream Vera Sans7" fo:font-size="9pt" officeooo:rsid="008d016c" fo:background-color="transparent" loext:char-shading-value="0"/>
    </style:style>
    <style:style style:name="MT28" style:family="text">
      <style:text-properties fo:text-transform="uppercase" fo:color="#808080" loext:opacity="100%" style:font-name="Bitstream Vera Sans7" fo:font-size="9pt" officeooo:rsid="0021cde5"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90" draw:name="Shape1_11" draw:style-name="Mgr3" draw:text-style-name="MP3" svg:width="4.329cm" svg:height="2.24cm" svg:x="-1.499cm" svg:y="-1cm" svg:viewBox="0 0 4330 2241" svg:d="M0 2241l3984-288c209-15 363-168 345-342l-170-1611h-4159z"><text:p/></draw:path><draw:frame text:anchor-type="paragraph" draw:z-index="91"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92"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3" draw:name="Shape1_ 1" draw:style-name="Mgr3" draw:text-style-name="MP3" svg:width="4.329cm" svg:height="2.24cm" svg:x="-1.499cm" svg:y="-1cm" svg:viewBox="0 0 4330 2241" svg:d="M0 2241l3984-288c209-15 363-168 345-342l-170-1611h-4159z"><text:p/></draw:path><draw:frame text:anchor-type="paragraph" draw:z-index="94"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5"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4" draw:name="Shape3_6" draw:style-name="Mgr6" draw:text-style-name="MP4" svg:x1="15.12cm" svg:y1="0.36cm" svg:x2="20.496cm" svg:y2="0.36cm"><text:p/></draw:line><draw:frame text:anchor-type="paragraph" draw:z-index="85"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6"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87" draw:name="Shape1_18" draw:style-name="Mgr7" draw:text-style-name="MP10" svg:width="4.329cm" svg:height="2.24cm" svg:x="-1.499cm" svg:y="-1cm" svg:viewBox="0 0 4330 2241" svg:d="M0 2241l3984-288c209-15 363-168 345-342l-170-1611h-4159z"><text:p/></draw:path><draw:frame text:anchor-type="paragraph" draw:z-index="88"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9"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8" draw:name="Shape1_8" draw:style-name="Mgr7" draw:text-style-name="MP10" svg:width="4.329cm" svg:height="2.24cm" svg:x="-1.499cm" svg:y="-1cm" svg:viewBox="0 0 4330 2241" svg:d="M0 2241l3984-288c209-15 363-168 345-342l-170-1611h-4159z"><text:p/></draw:path><draw:line text:anchor-type="paragraph" draw:z-index="79" draw:name="Shape3_7" draw:style-name="Mgr6" draw:text-style-name="MP4" svg:x1="15.423cm" svg:y1="0.36cm" svg:x2="20.496cm" svg:y2="0.36cm"><text:p/></draw:line><draw:frame text:anchor-type="paragraph" draw:z-index="80"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81" draw:name="Shape1_1" draw:style-name="Mgr7" draw:text-style-name="MP10" svg:width="4.329cm" svg:height="2.24cm" svg:x="-1.499cm" svg:y="-1cm" svg:viewBox="0 0 4330 2241" svg:d="M0 2241l3984-288c209-15 363-168 345-342l-170-1611h-4159z"><text:p/></draw:path><draw:frame text:anchor-type="paragraph" draw:z-index="82"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3"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2"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3" draw:name="Shape1_10" draw:style-name="Mgr3" draw:text-style-name="MP3" svg:width="4.329cm" svg:height="2.24cm" svg:x="-1.499cm" svg:y="-1cm" svg:viewBox="0 0 4330 2241" svg:d="M0 2241l3984-288c209-15 363-168 345-342l-170-1611h-4159z"><text:p/></draw:path><draw:line text:anchor-type="paragraph" draw:z-index="74"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5" draw:name="Shape3_3" draw:style-name="Mgr5" draw:text-style-name="MP4" svg:x1="14.728cm" svg:y1="0.36cm" svg:x2="20.496cm" svg:y2="0.36cm"><text:p/></draw:line><draw:frame text:anchor-type="paragraph" draw:z-index="76"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7"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6" draw:name="Shape3_1" draw:style-name="Mgr10" draw:text-style-name="MP4" svg:x1="13.831cm" svg:y1="0.355cm" svg:x2="20.497cm" svg:y2="0.36cm"><text:p/></draw:line><draw:frame text:anchor-type="paragraph" draw:z-index="67"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8"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9" draw:name="Shape3_ 2" draw:style-name="Mgr10" draw:text-style-name="MP4" svg:x1="16.704cm" svg:y1="0.36cm" svg:x2="20.496cm" svg:y2="0.36cm"><text:p/></draw:line><draw:path text:anchor-type="paragraph" draw:z-index="70" draw:name="Shape1_4" draw:style-name="Mgr11" draw:text-style-name="MP18" svg:width="4.329cm" svg:height="2.24cm" svg:x="-1.499cm" svg:y="-1cm" svg:viewBox="0 0 4330 2241" svg:d="M0 2241l3984-288c209-15 363-168 345-342l-170-1611h-4159z"><text:p/></draw:path><draw:frame text:anchor-type="paragraph" draw:z-index="71"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58" draw:name="Shape1_5" draw:style-name="Mgr11" draw:text-style-name="MP18" svg:width="4.329cm" svg:height="2.24cm" svg:x="-1.499cm" svg:y="-1cm" svg:viewBox="0 0 4330 2241" svg:d="M0 2241l3984-288c209-15 363-168 345-342l-170-1611h-4159z"><text:p/></draw:path><draw:line text:anchor-type="paragraph" draw:z-index="57" draw:name="Shape3_ 1" draw:style-name="Mgr10" draw:text-style-name="MP4" svg:x1="16.704cm" svg:y1="0.36cm" svg:x2="20.496cm" svg:y2="0.36cm"><text:p/></draw:line><draw:frame text:anchor-type="paragraph" draw:z-index="59" draw:name="Shape8_6" draw:style-name="Mgr4" draw:text-style-name="MP5" svg:width="2.703cm" svg:height="0.715cm" draw:transform="rotate (0.0872664625997165) translate (-0.172861111111111cm 0.218722222222222cm)"><draw:text-box><text:p text:style-name="MP4"><text:span text:style-name="MT1">Série 6</text:span></text:p></draw:text-box></draw:frame><draw:polyline text:anchor-type="paragraph" draw:z-index="60" draw:name="Shape3_5" draw:style-name="Mgr10" draw:text-style-name="MP4" svg:width="2147483.646cm" svg:height="2147483.645cm" draw:transform="skewX (-1.08420217400012E-019) rotate (-0.000872664625997355) translate (1228253.26829718cm -1644371.89540077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Ratio<text:span text:style-name="MT20">s</text:span></text:p>
      </style:header>
      <style:header-left>
        <text:p text:style-name="MP24"><draw:path text:anchor-type="paragraph" draw:z-index="64" draw:name="Shape1_6" draw:style-name="Mgr11" draw:text-style-name="MP18" svg:width="4.329cm" svg:height="2.24cm" svg:x="-1.499cm" svg:y="-1cm" svg:viewBox="0 0 4330 2241" svg:d="M0 2241l3984-288c209-15 363-168 345-342l-170-1611h-4159z"><text:p/></draw:path><draw:line text:anchor-type="paragraph" draw:z-index="63" draw:name="Shape3_4" draw:style-name="Mgr10" draw:text-style-name="MP4" svg:x1="14.425cm" svg:y1="0.36cm" svg:x2="20.496cm" svg:y2="0.36cm"><text:p/></draw:line><draw:frame text:anchor-type="paragraph" draw:z-index="65" draw:name="Shape8_12" draw:style-name="Mgr4" draw:text-style-name="MP5" svg:width="2.703cm" svg:height="0.715cm" draw:transform="rotate (0.0872664625997165) translate (-0.172861111111111cm 0.218722222222222cm)"><draw:text-box><text:p text:style-name="MP4"><text:span text:style-name="MT1">Série 6</text:span></text:p></draw:text-box></draw:frame>ratios</text:p>
      </style:header-left>
      <style:footer>
        <text:p text:style-name="MP25"><draw:frame draw:style-name="Mfr3" draw:name="Frame1" text:anchor-type="paragraph" svg:y="-0.06cm" draw:z-index="61"><draw:text-box fo:min-height="0.499cm" fo:min-width="1.706cm"><draw:frame draw:style-name="Mfr2" draw:name="Frame2" text:anchor-type="frame" svg:x="0.45cm" svg:y="0.079cm" svg:width="0.817cm" draw:z-index="62"><draw:text-box fo:min-height="0.355cm"><text:p text:style-name="MP12"><text:span text:style-name="_5f_Caractères_5f_gras_5f_Blanc"><text:page-number text:select-page="current">1</text:page-number></text:span></text:p></draw:text-box></draw:frame><text:p text:style-name="MP26">Proportionnalité</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25"><draw:text-box fo:min-height="0.499cm" fo:min-width="3cm"><draw:frame draw:style-name="Mfr2" draw:name="Frame1381" text:anchor-type="frame" svg:x="0.45cm" svg:y="0.079cm" svg:width="0.817cm" draw:z-index="26"><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2</text:page-number></text:span></text:p></draw:text-box></draw:frame><text:p text:style-name="MP27">Proportionnalité</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8"><draw:line text:anchor-type="paragraph" draw:z-index="43" draw:name="Shape3_16" draw:style-name="Mgr13" draw:text-style-name="MP4" svg:x1="12.52cm" svg:y1="0.36cm" svg:x2="20.496cm" svg:y2="0.36cm"><text:p/></draw:line><draw:path text:anchor-type="paragraph" draw:z-index="44" draw:name="Shape1_19" draw:style-name="Mgr14" draw:text-style-name="MP29" svg:width="4.329cm" svg:height="2.24cm" svg:x="-1.499cm" svg:y="-1cm" svg:viewBox="0 0 4330 2241" svg:d="M0 2241l3984-288c209-15 363-168 345-342l-170-1611h-4159z"><text:p/></draw:path><draw:line text:anchor-type="paragraph" draw:z-index="45" draw:name="Shape3_19" draw:style-name="Mgr13" draw:text-style-name="MP4" svg:x1="12.52cm" svg:y1="0.36cm" svg:x2="20.496cm" svg:y2="0.36cm"><text:p/></draw:line><draw:line text:anchor-type="paragraph" draw:z-index="46" draw:name="Shape3_20" draw:style-name="Mgr13" draw:text-style-name="MP4" svg:x1="12.52cm" svg:y1="0.36cm" svg:x2="20.496cm" svg:y2="0.36cm"><text:p/></draw:line><draw:frame text:anchor-type="paragraph" draw:z-index="47"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8" draw:name="Shape1_15" draw:style-name="Mgr14" draw:text-style-name="MP29" svg:width="4.329cm" svg:height="2.24cm" svg:x="-1.499cm" svg:y="-1cm" svg:viewBox="0 0 4330 2241" svg:d="M0 2241l3984-288c209-15 363-168 345-342l-170-1611h-4159z"><text:p/></draw:path><draw:frame text:anchor-type="paragraph" draw:z-index="49"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30"><draw:line text:anchor-type="paragraph" draw:z-index="50" draw:name="Shape3_15" draw:style-name="Mgr13" draw:text-style-name="MP4" svg:x1="12.52cm" svg:y1="0.36cm" svg:x2="20.496cm" svg:y2="0.36cm"><text:p/></draw:line><draw:path text:anchor-type="paragraph" draw:z-index="51" draw:name="Shape1_17" draw:style-name="Mgr14" draw:text-style-name="MP29" svg:width="4.329cm" svg:height="2.24cm" svg:x="-1.499cm" svg:y="-1cm" svg:viewBox="0 0 4330 2241" svg:d="M0 2241l3984-288c209-15 363-168 345-342l-170-1611h-4159z"><text:p/></draw:path><draw:line text:anchor-type="paragraph" draw:z-index="52" draw:name="Shape3_17" draw:style-name="Mgr13" draw:text-style-name="MP4" svg:x1="12.52cm" svg:y1="0.36cm" svg:x2="20.496cm" svg:y2="0.36cm"><text:p/></draw:line><draw:line text:anchor-type="paragraph" draw:z-index="53" draw:name="Shape3_18" draw:style-name="Mgr13" draw:text-style-name="MP4" svg:x1="12.52cm" svg:y1="0.36cm" svg:x2="20.496cm" svg:y2="0.36cm"><text:p/></draw:line><draw:frame text:anchor-type="paragraph" draw:z-index="54"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5" draw:name="Shape1_16" draw:style-name="Mgr14" draw:text-style-name="MP29" svg:width="4.329cm" svg:height="2.24cm" svg:x="-1.499cm" svg:y="-1cm" svg:viewBox="0 0 4330 2241" svg:d="M0 2241l3984-288c209-15 363-168 345-342l-170-1611h-4159z"><text:p/></draw:path><draw:frame text:anchor-type="paragraph" draw:z-index="56"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10" draw:name="Shape4_93" draw:style-name="Mgr9"><draw:path draw:style-name="Mgr15" draw:text-style-name="MP31"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2"><text:span text:style-name="MT24">C</text:span>ONVERSION D’unité : <text:span text:style-name="MT25">DUREE</text:span></text:p></draw:text-box></draw:frame><draw:g text:anchor-type="paragraph" draw:z-index="11" draw:name="Shape4_102" draw:style-name="Mgr9"><draw:path draw:style-name="Mgr15" draw:text-style-name="MP31"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5" draw:name="Shape1_12" draw:style-name="Mgr14" draw:text-style-name="MP29" svg:width="4.329cm" svg:height="2.24cm" svg:x="-1.499cm" svg:y="-1cm" svg:viewBox="0 0 4330 2241" svg:d="M0 2241l3984-288c209-15 363-168 345-342l-170-1611h-4159z"><text:p/></draw:path><draw:line text:anchor-type="paragraph" draw:z-index="36" draw:name="Shape3_10" draw:style-name="Mgr13" draw:text-style-name="MP4" svg:x1="12.52cm" svg:y1="0.36cm" svg:x2="20.496cm" svg:y2="0.36cm"><text:p/></draw:line><draw:line text:anchor-type="paragraph" draw:z-index="37" draw:name="Shape3_12" draw:style-name="Mgr13" draw:text-style-name="MP4" svg:x1="12.52cm" svg:y1="0.36cm" svg:x2="20.496cm" svg:y2="0.36cm"><text:p/></draw:line><draw:frame text:anchor-type="paragraph" draw:z-index="38"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1">Conversions d’unités</text:span> : <text:span text:style-name="MT22">Durée</text:span></text:p>
      </style:header>
      <style:header-left>
        <text:p text:style-name="MP33"><draw:line text:anchor-type="paragraph" draw:z-index="39" draw:name="Shape3_14" draw:style-name="Mgr13" draw:text-style-name="MP4" svg:x1="12.52cm" svg:y1="0.36cm" svg:x2="20.496cm" svg:y2="0.36cm"><text:p/></draw:line><draw:path text:anchor-type="paragraph" draw:z-index="40" draw:name="Shape1_14" draw:style-name="Mgr14" draw:text-style-name="MP29" svg:width="4.329cm" svg:height="2.24cm" svg:x="-1.499cm" svg:y="-1cm" svg:viewBox="0 0 4330 2241" svg:d="M0 2241l3984-288c209-15 363-168 345-342l-170-1611h-4159z"><text:p/></draw:path><draw:line text:anchor-type="paragraph" draw:z-index="41" draw:name="Shape3_13" draw:style-name="Mgr13" draw:text-style-name="MP4" svg:x1="12.52cm" svg:y1="0.36cm" svg:x2="20.496cm" svg:y2="0.36cm"><text:p/></draw:line><draw:frame text:anchor-type="paragraph" draw:z-index="42"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4"><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1"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5"><text:span text:style-name="MT26">Conversions d’unités</text:span><text:span text:style-name="MT27"> : </text:span><text:span text:style-name="MT28">DUREE</text:span></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6"><text:span text:style-name="MT26">Conversions d’unités</text:span><text:span text:style-name="MT27"> : </text:span><text:span text:style-name="MT26">Vitesse</text:span></text:p></draw:text-box></draw:frame><draw:g text:anchor-type="paragraph" draw:z-index="9" draw:name="Shape4_122" draw:style-name="Mgr9"><draw:path draw:style-name="Mgr15" draw:text-style-name="MP31"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31"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32"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3"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34"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29">R</text:span>ésoudre des problèmes</text:p></draw:text-box></draw:frame><draw:g text:anchor-type="paragraph" draw:z-index="5" draw:name="Shape4_ 1" draw:style-name="Mgr9"><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7" draw:name="Shape4_264" draw:style-name="Mgr9"><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8"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27"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0"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29"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9">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3" draw:name="Shape4_10" draw:style-name="Mgr9"><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16T10:02:27.216799294</meta:creation-date>
    <meta:editing-duration>PT1H39M14S</meta:editing-duration>
    <meta:editing-cycles>30</meta:editing-cycles>
    <meta:generator>LibreOffice/24.2.5.2$Windows_X86_64 LibreOffice_project/bffef4ea93e59bebbeaf7f431bb02b1a39ee8a59</meta:generator>
    <dc:date>2024-07-13T16:28:29.925000000</dc:date>
    <meta:print-date>2024-06-25T07:30:13.108503884</meta:print-date>
    <meta:printed-by>PDF files</meta:printed-by>
    <meta:document-statistic meta:table-count="0" meta:image-count="0" meta:object-count="0" meta:page-count="2" meta:paragraph-count="113" meta:word-count="965" meta:character-count="4804" meta:non-whitespace-character-count="3940"/>
    <meta:template xlink:type="simple" xlink:actuate="onRequest" xlink:title="Modele_Cahier" xlink:href="../../../../../../../../.config/libreoffice/4/user/template/Modele_Cahier.ott" meta:date="2023-11-11T20:49:47.573760932"/>
  </office:meta>
</office:document-meta>
</file>